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2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cm"/>
      <style:text-properties style:font-name="Times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6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style:font-name="Times"/>
    </style:style>
    <style:style style:name="ce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8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9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4c7dc" fo:border="0.06pt solid #000000"/>
    </style:style>
    <style:style style:name="ce28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áctica 1 - Secuencial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7"/>
        <table:table-column table:style-name="co1" table:default-cell-style-name="ce5"/>
        <table:table-column table:style-name="co2" table:default-cell-style-name="ce4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7"/>
        <table:table-column table:style-name="co1" table:default-cell-style-name="ce5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720p</text:p>
          </table:table-cell>
          <table:covered-table-cell table:number-columns-repeated="2"/>
          <table:covered-table-cell table:style-name="ce5"/>
          <table:covered-table-cell/>
          <table:table-cell/>
          <table:table-cell table:style-name="ce1" office:value-type="string" calcext:value-type="string" table:number-columns-spanned="6" table:number-rows-spanned="1">
            <text:p>EFECTO BLUR – 720p</text:p>
          </table:table-cell>
          <table:covered-table-cell table:number-columns-repeated="3"/>
          <table:covered-table-cell table:style-name="ce5"/>
          <table:covered-table-cell/>
        </table:table-row>
        <table:table-row table:style-name="ro2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Lectura 1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6264" calcext:value-type="float">
            <text:p>0,026264</text:p>
          </table:table-cell>
          <table:table-cell office:value-type="float" office:value="0.241288" calcext:value-type="float">
            <text:p>0,241288</text:p>
          </table:table-cell>
          <table:table-cell office:value-type="float" office:value="0.007344" calcext:value-type="float">
            <text:p>0,007344</text:p>
          </table:table-cell>
          <table:table-cell office:value-type="float" office:value="0.274911" calcext:value-type="float">
            <text:p>0,274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293" calcext:value-type="float">
            <text:p>0,026293</text:p>
          </table:table-cell>
          <table:table-cell office:value-type="float" office:value="0.02772" calcext:value-type="float">
            <text:p>0,02772</text:p>
          </table:table-cell>
          <table:table-cell office:value-type="float" office:value="0.355136" calcext:value-type="float">
            <text:p>0,355136</text:p>
          </table:table-cell>
          <table:table-cell office:value-type="float" office:value="0.030429" calcext:value-type="float">
            <text:p>0,030429</text:p>
          </table:table-cell>
          <table:table-cell office:value-type="float" office:value="0.439598" calcext:value-type="float">
            <text:p>0,4395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08007" calcext:value-type="float">
            <text:p>0,108007</text:p>
          </table:table-cell>
          <table:table-cell office:value-type="float" office:value="0.525495" calcext:value-type="float">
            <text:p>0,525495</text:p>
          </table:table-cell>
          <table:table-cell office:value-type="float" office:value="0.030342" calcext:value-type="float">
            <text:p>0,030342</text:p>
          </table:table-cell>
          <table:table-cell table:style-name="ce8" office:value-type="float" office:value="0.663888" calcext:value-type="float">
            <text:p>0,66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4614" calcext:value-type="float">
            <text:p>0,024614</text:p>
          </table:table-cell>
          <table:table-cell office:value-type="float" office:value="0.029339" calcext:value-type="float">
            <text:p>0,029339</text:p>
          </table:table-cell>
          <table:table-cell office:value-type="float" office:value="0.375564" calcext:value-type="float">
            <text:p>0,375564</text:p>
          </table:table-cell>
          <table:table-cell office:value-type="float" office:value="0.040782" calcext:value-type="float">
            <text:p>0,040782</text:p>
          </table:table-cell>
          <table:table-cell office:value-type="float" office:value="0.470315" calcext:value-type="float">
            <text:p>0,4703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4018" calcext:value-type="float">
            <text:p>0,024018</text:p>
          </table:table-cell>
          <table:table-cell office:value-type="float" office:value="0.22831" calcext:value-type="float">
            <text:p>0,22831</text:p>
          </table:table-cell>
          <table:table-cell office:value-type="float" office:value="0.007184" calcext:value-type="float">
            <text:p>0,007184</text:p>
          </table:table-cell>
          <table:table-cell office:value-type="float" office:value="0.259518" calcext:value-type="float">
            <text:p>0,2595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8205" calcext:value-type="float">
            <text:p>0,028205</text:p>
          </table:table-cell>
          <table:table-cell office:value-type="float" office:value="0.027088" calcext:value-type="float">
            <text:p>0,027088</text:p>
          </table:table-cell>
          <table:table-cell office:value-type="float" office:value="0.334864" calcext:value-type="float">
            <text:p>0,334864</text:p>
          </table:table-cell>
          <table:table-cell office:value-type="float" office:value="0.030662" calcext:value-type="float">
            <text:p>0,030662</text:p>
          </table:table-cell>
          <table:table-cell office:value-type="float" office:value="0.420836" calcext:value-type="float">
            <text:p>0,4208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4022" calcext:value-type="float">
            <text:p>0,024022</text:p>
          </table:table-cell>
          <table:table-cell office:value-type="float" office:value="0.232734" calcext:value-type="float">
            <text:p>0,232734</text:p>
          </table:table-cell>
          <table:table-cell office:value-type="float" office:value="0.007262" calcext:value-type="float">
            <text:p>0,007262</text:p>
          </table:table-cell>
          <table:table-cell office:value-type="float" office:value="0.264033" calcext:value-type="float">
            <text:p>0,2640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6458" calcext:value-type="float">
            <text:p>0,026458</text:p>
          </table:table-cell>
          <table:table-cell office:value-type="float" office:value="0.029414" calcext:value-type="float">
            <text:p>0,029414</text:p>
          </table:table-cell>
          <table:table-cell office:value-type="float" office:value="0.372359" calcext:value-type="float">
            <text:p>0,372359</text:p>
          </table:table-cell>
          <table:table-cell office:value-type="float" office:value="0.032871" calcext:value-type="float">
            <text:p>0,032871</text:p>
          </table:table-cell>
          <table:table-cell office:value-type="float" office:value="0.461118" calcext:value-type="float">
            <text:p>0,46111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5877" calcext:value-type="float">
            <text:p>0,025877</text:p>
          </table:table-cell>
          <table:table-cell office:value-type="float" office:value="0.240565" calcext:value-type="float">
            <text:p>0,240565</text:p>
          </table:table-cell>
          <table:table-cell office:value-type="float" office:value="0.007894" calcext:value-type="float">
            <text:p>0,007894</text:p>
          </table:table-cell>
          <table:table-cell office:value-type="float" office:value="0.274349" calcext:value-type="float">
            <text:p>0,2743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26694" calcext:value-type="float">
            <text:p>0,026694</text:p>
          </table:table-cell>
          <table:table-cell office:value-type="float" office:value="0.027594" calcext:value-type="float">
            <text:p>0,027594</text:p>
          </table:table-cell>
          <table:table-cell office:value-type="float" office:value="0.34729" calcext:value-type="float">
            <text:p>0,34729</text:p>
          </table:table-cell>
          <table:table-cell office:value-type="float" office:value="0.030527" calcext:value-type="float">
            <text:p>0,030527</text:p>
          </table:table-cell>
          <table:table-cell office:value-type="float" office:value="0.432121" calcext:value-type="float">
            <text:p>0,432121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style-name="ce3" table:formula="of:=AVERAGE([.C4:.C8])" office:value-type="float" office:value="0.0416376" calcext:value-type="float">
            <text:p>0,0416376</text:p>
          </table:table-cell>
          <table:table-cell table:style-name="ce3" table:formula="of:=AVERAGE([.D4:.D8])" office:value-type="float" office:value="0.2936784" calcext:value-type="float">
            <text:p>0,2936784</text:p>
          </table:table-cell>
          <table:table-cell table:formula="of:=AVERAGE([.E4:.E8])" office:value-type="float" office:value="0.0120052" calcext:value-type="float">
            <text:p>0,0120052</text:p>
          </table:table-cell>
          <table:table-cell table:style-name="ce3" table:formula="of:=AVERAGE([.F4:.F8])" office:value-type="float" office:value="0.3473398" calcext:value-type="float">
            <text:p>0,3473398</text:p>
          </table:table-cell>
          <table:table-cell/>
          <table:table-cell office:value-type="string" calcext:value-type="string">
            <text:p>PROMEDIO</text:p>
          </table:table-cell>
          <table:table-cell table:style-name="ce3" table:formula="of:=AVERAGE([.I4:.I8])" office:value-type="float" office:value="0.0264528" calcext:value-type="float">
            <text:p>0,0264528</text:p>
          </table:table-cell>
          <table:table-cell table:style-name="ce3" table:formula="of:=AVERAGE([.J4:.J8])" office:value-type="float" office:value="0.028231" calcext:value-type="float">
            <text:p>0,028231</text:p>
          </table:table-cell>
          <table:table-cell table:style-name="ce3" table:formula="of:=AVERAGE([.K4:.K8])" office:value-type="float" office:value="0.3570426" calcext:value-type="float">
            <text:p>0,3570426</text:p>
          </table:table-cell>
          <table:table-cell table:formula="of:=AVERAGE([.L4:.L8])" office:value-type="float" office:value="0.0330542" calcext:value-type="float">
            <text:p>0,0330542</text:p>
          </table:table-cell>
          <table:table-cell table:style-name="ce3" table:formula="of:=AVERAGE([.M4:.M8])" office:value-type="float" office:value="0.4447976" calcext:value-type="float">
            <text:p>0,4447976</text:p>
          </table:table-cell>
        </table:table-row>
        <table:table-row table:style-name="ro1">
          <table:table-cell/>
          <table:table-cell table:style-name="ce4" table:number-columns-repeated="5"/>
          <table:table-cell/>
          <table:table-cell table:style-name="ce4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1080p</text:p>
          </table:table-cell>
          <table:covered-table-cell table:number-columns-repeated="2"/>
          <table:covered-table-cell table:style-name="ce5"/>
          <table:covered-table-cell/>
          <table:table-cell/>
          <table:table-cell table:style-name="ce1" office:value-type="string" calcext:value-type="string" table:number-columns-spanned="6" table:number-rows-spanned="1">
            <text:p>EFECTO BLUR– 1080p</text:p>
          </table:table-cell>
          <table:covered-table-cell table:number-columns-repeated="3"/>
          <table:covered-table-cell table:style-name="ce5"/>
          <table:covered-table-cell/>
        </table:table-row>
        <table:table-row table:style-name="ro2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Lectura 1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1883" calcext:value-type="float">
            <text:p>0,061883</text:p>
          </table:table-cell>
          <table:table-cell office:value-type="float" office:value="0.562522" calcext:value-type="float">
            <text:p>0,562522</text:p>
          </table:table-cell>
          <table:table-cell office:value-type="float" office:value="0.018299" calcext:value-type="float">
            <text:p>0,018299</text:p>
          </table:table-cell>
          <table:table-cell table:style-name="ce8" office:value-type="float" office:value="0.64272" calcext:value-type="float">
            <text:p>0,642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879" calcext:value-type="float">
            <text:p>0,062879</text:p>
          </table:table-cell>
          <table:table-cell office:value-type="float" office:value="0.062974" calcext:value-type="float">
            <text:p>0,062974</text:p>
          </table:table-cell>
          <table:table-cell office:value-type="float" office:value="0.75099" calcext:value-type="float">
            <text:p>0,75099</text:p>
          </table:table-cell>
          <table:table-cell office:value-type="float" office:value="0.070598" calcext:value-type="float">
            <text:p>0,070598</text:p>
          </table:table-cell>
          <table:table-cell office:value-type="float" office:value="0.947459" calcext:value-type="float">
            <text:p>0,9474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576" calcext:value-type="float">
            <text:p>0,05576</text:p>
          </table:table-cell>
          <table:table-cell office:value-type="float" office:value="0.562015" calcext:value-type="float">
            <text:p>0,562015</text:p>
          </table:table-cell>
          <table:table-cell office:value-type="float" office:value="0.017734" calcext:value-type="float">
            <text:p>0,017734</text:p>
          </table:table-cell>
          <table:table-cell office:value-type="float" office:value="0.635528" calcext:value-type="float">
            <text:p>0,635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6141" calcext:value-type="float">
            <text:p>0,056141</text:p>
          </table:table-cell>
          <table:table-cell office:value-type="float" office:value="0.059202" calcext:value-type="float">
            <text:p>0,059202</text:p>
          </table:table-cell>
          <table:table-cell office:value-type="float" office:value="0.740282" calcext:value-type="float">
            <text:p>0,740282</text:p>
          </table:table-cell>
          <table:table-cell office:value-type="float" office:value="0.068552" calcext:value-type="float">
            <text:p>0,068552</text:p>
          </table:table-cell>
          <table:table-cell office:value-type="float" office:value="0.924194" calcext:value-type="float">
            <text:p>0,9241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58729" calcext:value-type="float">
            <text:p>0,058729</text:p>
          </table:table-cell>
          <table:table-cell office:value-type="float" office:value="0.510429" calcext:value-type="float">
            <text:p>0,510429</text:p>
          </table:table-cell>
          <table:table-cell office:value-type="float" office:value="0.016968" calcext:value-type="float">
            <text:p>0,016968</text:p>
          </table:table-cell>
          <table:table-cell office:value-type="float" office:value="0.58614" calcext:value-type="float">
            <text:p>0,586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4943" calcext:value-type="float">
            <text:p>0,054943</text:p>
          </table:table-cell>
          <table:table-cell office:value-type="float" office:value="0.059966" calcext:value-type="float">
            <text:p>0,059966</text:p>
          </table:table-cell>
          <table:table-cell office:value-type="float" office:value="0.724658" calcext:value-type="float">
            <text:p>0,724658</text:p>
          </table:table-cell>
          <table:table-cell office:value-type="float" office:value="0.066858" calcext:value-type="float">
            <text:p>0,066858</text:p>
          </table:table-cell>
          <table:table-cell office:value-type="float" office:value="0.906438" calcext:value-type="float">
            <text:p>0,9064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0281" calcext:value-type="float">
            <text:p>0,060281</text:p>
          </table:table-cell>
          <table:table-cell office:value-type="float" office:value="0.557346" calcext:value-type="float">
            <text:p>0,557346</text:p>
          </table:table-cell>
          <table:table-cell office:value-type="float" office:value="0.017648" calcext:value-type="float">
            <text:p>0,017648</text:p>
          </table:table-cell>
          <table:table-cell office:value-type="float" office:value="0.635291" calcext:value-type="float">
            <text:p>0,6352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67394" calcext:value-type="float">
            <text:p>0,067394</text:p>
          </table:table-cell>
          <table:table-cell office:value-type="float" office:value="0.068189" calcext:value-type="float">
            <text:p>0,068189</text:p>
          </table:table-cell>
          <table:table-cell office:value-type="float" office:value="0.83724" calcext:value-type="float">
            <text:p>0,83724</text:p>
          </table:table-cell>
          <table:table-cell office:value-type="float" office:value="0.078621" calcext:value-type="float">
            <text:p>0,078621</text:p>
          </table:table-cell>
          <table:table-cell office:value-type="float" office:value="1.05146" calcext:value-type="float">
            <text:p>1,0514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57491" calcext:value-type="float">
            <text:p>0,057491</text:p>
          </table:table-cell>
          <table:table-cell office:value-type="float" office:value="0.525868" calcext:value-type="float">
            <text:p>0,525868</text:p>
          </table:table-cell>
          <table:table-cell office:value-type="float" office:value="0.017208" calcext:value-type="float">
            <text:p>0,017208</text:p>
          </table:table-cell>
          <table:table-cell office:value-type="float" office:value="0.600581" calcext:value-type="float">
            <text:p>0,6005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7658" calcext:value-type="float">
            <text:p>0,057658</text:p>
          </table:table-cell>
          <table:table-cell office:value-type="float" office:value="0.060123" calcext:value-type="float">
            <text:p>0,060123</text:p>
          </table:table-cell>
          <table:table-cell office:value-type="float" office:value="0.731516" calcext:value-type="float">
            <text:p>0,731516</text:p>
          </table:table-cell>
          <table:table-cell office:value-type="float" office:value="0.073893" calcext:value-type="float">
            <text:p>0,073893</text:p>
          </table:table-cell>
          <table:table-cell office:value-type="float" office:value="0.923203" calcext:value-type="float">
            <text:p>0,923203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style-name="ce3" table:formula="of:=AVERAGE([.C13:.C17])" office:value-type="float" office:value="0.0588288" calcext:value-type="float">
            <text:p>0,0588288</text:p>
          </table:table-cell>
          <table:table-cell table:style-name="ce3" table:formula="of:=AVERAGE([.D13:.D17])" office:value-type="float" office:value="0.543636" calcext:value-type="float">
            <text:p>0,543636</text:p>
          </table:table-cell>
          <table:table-cell table:formula="of:=AVERAGE([.E13:.E17])" office:value-type="float" office:value="0.0175714" calcext:value-type="float">
            <text:p>0,0175714</text:p>
          </table:table-cell>
          <table:table-cell table:style-name="ce3" table:formula="of:=AVERAGE([.F13:.F17])" office:value-type="float" office:value="0.620052" calcext:value-type="float">
            <text:p>0,620052</text:p>
          </table:table-cell>
          <table:table-cell/>
          <table:table-cell office:value-type="string" calcext:value-type="string">
            <text:p>PROMEDIO</text:p>
          </table:table-cell>
          <table:table-cell table:style-name="ce3" table:formula="of:=AVERAGE([.I13:.I17])" office:value-type="float" office:value="0.059803" calcext:value-type="float">
            <text:p>0,059803</text:p>
          </table:table-cell>
          <table:table-cell table:style-name="ce3" table:formula="of:=AVERAGE([.J13:.J17])" office:value-type="float" office:value="0.0620908" calcext:value-type="float">
            <text:p>0,0620908</text:p>
          </table:table-cell>
          <table:table-cell table:style-name="ce3" table:formula="of:=AVERAGE([.K13:.K17])" office:value-type="float" office:value="0.7569372" calcext:value-type="float">
            <text:p>0,7569372</text:p>
          </table:table-cell>
          <table:table-cell table:formula="of:=AVERAGE([.L13:.L17])" office:value-type="float" office:value="0.0717044" calcext:value-type="float">
            <text:p>0,0717044</text:p>
          </table:table-cell>
          <table:table-cell table:style-name="ce3" table:formula="of:=AVERAGE([.M13:.M17])" office:value-type="float" office:value="0.9505508" calcext:value-type="float">
            <text:p>0,9505508</text:p>
          </table:table-cell>
        </table:table-row>
        <table:table-row table:style-name="ro1">
          <table:table-cell/>
          <table:table-cell table:style-name="ce4" table:number-columns-repeated="5"/>
          <table:table-cell/>
          <table:table-cell table:style-name="ce4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4k</text:p>
          </table:table-cell>
          <table:covered-table-cell table:number-columns-repeated="2"/>
          <table:covered-table-cell table:style-name="ce5"/>
          <table:covered-table-cell/>
          <table:table-cell/>
          <table:table-cell table:style-name="ce1" office:value-type="string" calcext:value-type="string" table:number-columns-spanned="6" table:number-rows-spanned="1">
            <text:p>EFECTO BLUR– 4k</text:p>
          </table:table-cell>
          <table:covered-table-cell table:number-columns-repeated="3"/>
          <table:covered-table-cell table:style-name="ce5"/>
          <table:covered-table-cell/>
        </table:table-row>
        <table:table-row table:style-name="ro2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Lectura 1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54337" calcext:value-type="float">
            <text:p>0,254337</text:p>
          </table:table-cell>
          <table:table-cell office:value-type="float" office:value="1.969647" calcext:value-type="float">
            <text:p>1,969647</text:p>
          </table:table-cell>
          <table:table-cell office:value-type="float" office:value="0.070379" calcext:value-type="float">
            <text:p>0,070379</text:p>
          </table:table-cell>
          <table:table-cell office:value-type="float" office:value="2.294382" calcext:value-type="float">
            <text:p>2,2943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4199" calcext:value-type="float">
            <text:p>0,264199</text:p>
          </table:table-cell>
          <table:table-cell office:value-type="float" office:value="0.263729" calcext:value-type="float">
            <text:p>0,263729</text:p>
          </table:table-cell>
          <table:table-cell office:value-type="float" office:value="3.448715" calcext:value-type="float">
            <text:p>3,448715</text:p>
          </table:table-cell>
          <table:table-cell office:value-type="float" office:value="0.28226" calcext:value-type="float">
            <text:p>0,28226</text:p>
          </table:table-cell>
          <table:table-cell office:value-type="float" office:value="4.258922" calcext:value-type="float">
            <text:p>4,2589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77462" calcext:value-type="float">
            <text:p>0,277462</text:p>
          </table:table-cell>
          <table:table-cell office:value-type="float" office:value="2.120855" calcext:value-type="float">
            <text:p>2,120855</text:p>
          </table:table-cell>
          <table:table-cell office:value-type="float" office:value="0.075001" calcext:value-type="float">
            <text:p>0,075001</text:p>
          </table:table-cell>
          <table:table-cell office:value-type="float" office:value="2.473338" calcext:value-type="float">
            <text:p>2,473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2984" calcext:value-type="float">
            <text:p>0,262984</text:p>
          </table:table-cell>
          <table:table-cell office:value-type="float" office:value="0.273897" calcext:value-type="float">
            <text:p>0,273897</text:p>
          </table:table-cell>
          <table:table-cell office:value-type="float" office:value="3.537523" calcext:value-type="float">
            <text:p>3,537523</text:p>
          </table:table-cell>
          <table:table-cell office:value-type="float" office:value="0.292748" calcext:value-type="float">
            <text:p>0,292748</text:p>
          </table:table-cell>
          <table:table-cell office:value-type="float" office:value="4.367166" calcext:value-type="float">
            <text:p>4,3671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48504" calcext:value-type="float">
            <text:p>0,248504</text:p>
          </table:table-cell>
          <table:table-cell office:value-type="float" office:value="1.965877" calcext:value-type="float">
            <text:p>1,965877</text:p>
          </table:table-cell>
          <table:table-cell office:value-type="float" office:value="0.071193" calcext:value-type="float">
            <text:p>0,071193</text:p>
          </table:table-cell>
          <table:table-cell office:value-type="float" office:value="2.285594" calcext:value-type="float">
            <text:p>2,2855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57288" calcext:value-type="float">
            <text:p>0,257288</text:p>
          </table:table-cell>
          <table:table-cell office:value-type="float" office:value="0.25684" calcext:value-type="float">
            <text:p>0,25684</text:p>
          </table:table-cell>
          <table:table-cell office:value-type="float" office:value="3.442889" calcext:value-type="float">
            <text:p>3,442889</text:p>
          </table:table-cell>
          <table:table-cell office:value-type="float" office:value="0.273192" calcext:value-type="float">
            <text:p>0,273192</text:p>
          </table:table-cell>
          <table:table-cell office:value-type="float" office:value="4.230226" calcext:value-type="float">
            <text:p>4,2302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85306" calcext:value-type="float">
            <text:p>0,285306</text:p>
          </table:table-cell>
          <table:table-cell office:value-type="float" office:value="2.001793" calcext:value-type="float">
            <text:p>2,001793</text:p>
          </table:table-cell>
          <table:table-cell office:value-type="float" office:value="0.07536" calcext:value-type="float">
            <text:p>0,07536</text:p>
          </table:table-cell>
          <table:table-cell office:value-type="float" office:value="2.362476" calcext:value-type="float">
            <text:p>2,3624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49885" calcext:value-type="float">
            <text:p>0,249885</text:p>
          </table:table-cell>
          <table:table-cell office:value-type="float" office:value="0.258774" calcext:value-type="float">
            <text:p>0,258774</text:p>
          </table:table-cell>
          <table:table-cell office:value-type="float" office:value="3.579995" calcext:value-type="float">
            <text:p>3,579995</text:p>
          </table:table-cell>
          <table:table-cell office:value-type="float" office:value="0.274883" calcext:value-type="float">
            <text:p>0,274883</text:p>
          </table:table-cell>
          <table:table-cell office:value-type="float" office:value="4.363556" calcext:value-type="float">
            <text:p>4,3635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56201" calcext:value-type="float">
            <text:p>0,256201</text:p>
          </table:table-cell>
          <table:table-cell office:value-type="float" office:value="2.024157" calcext:value-type="float">
            <text:p>2,024157</text:p>
          </table:table-cell>
          <table:table-cell office:value-type="float" office:value="0.072206" calcext:value-type="float">
            <text:p>0,072206</text:p>
          </table:table-cell>
          <table:table-cell office:value-type="float" office:value="2.352579" calcext:value-type="float">
            <text:p>2,352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2999" calcext:value-type="float">
            <text:p>0,252999</text:p>
          </table:table-cell>
          <table:table-cell office:value-type="float" office:value="0.252656" calcext:value-type="float">
            <text:p>0,252656</text:p>
          </table:table-cell>
          <table:table-cell office:value-type="float" office:value="3.213731" calcext:value-type="float">
            <text:p>3,213731</text:p>
          </table:table-cell>
          <table:table-cell office:value-type="float" office:value="0.268674" calcext:value-type="float">
            <text:p>0,268674</text:p>
          </table:table-cell>
          <table:table-cell office:value-type="float" office:value="3.988081" calcext:value-type="float">
            <text:p>3,988081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style-name="ce3" table:formula="of:=AVERAGE([.C22:.C26])" office:value-type="float" office:value="0.264362" calcext:value-type="float">
            <text:p>0,264362</text:p>
          </table:table-cell>
          <table:table-cell table:style-name="ce3" table:formula="of:=AVERAGE([.D22:.D26])" office:value-type="float" office:value="2.0164658" calcext:value-type="float">
            <text:p>2,0164658</text:p>
          </table:table-cell>
          <table:table-cell table:formula="of:=AVERAGE([.E22:.E26])" office:value-type="float" office:value="0.0728278" calcext:value-type="float">
            <text:p>0,0728278</text:p>
          </table:table-cell>
          <table:table-cell table:style-name="ce3" table:formula="of:=AVERAGE([.F22:.F26])" office:value-type="float" office:value="2.3536738" calcext:value-type="float">
            <text:p>2,3536738</text:p>
          </table:table-cell>
          <table:table-cell/>
          <table:table-cell office:value-type="string" calcext:value-type="string">
            <text:p>PROMEDIO</text:p>
          </table:table-cell>
          <table:table-cell table:style-name="ce3" table:formula="of:=AVERAGE([.I22:.I26])" office:value-type="float" office:value="0.257471" calcext:value-type="float">
            <text:p>0,257471</text:p>
          </table:table-cell>
          <table:table-cell table:style-name="ce3" table:formula="of:=AVERAGE([.J22:.J26])" office:value-type="float" office:value="0.2611792" calcext:value-type="float">
            <text:p>0,2611792</text:p>
          </table:table-cell>
          <table:table-cell table:style-name="ce3" table:formula="of:=AVERAGE([.K22:.K26])" office:value-type="float" office:value="3.4445706" calcext:value-type="float">
            <text:p>3,4445706</text:p>
          </table:table-cell>
          <table:table-cell table:formula="of:=AVERAGE([.L22:.L26])" office:value-type="float" office:value="0.2783514" calcext:value-type="float">
            <text:p>0,2783514</text:p>
          </table:table-cell>
          <table:table-cell table:style-name="ce3" table:formula="of:=AVERAGE([.M22:.M26])" office:value-type="float" office:value="4.2415902" calcext:value-type="float">
            <text:p>4,2415902</text:p>
          </table:table-cell>
        </table:table-row>
      </table:table>
      <table:table table:name="Práctica 2 - Omp" table:style-name="ta1">
        <table:shapes>
          <draw:frame draw:z-index="0" draw:style-name="gr1" draw:text-style-name="P1" svg:width="16.004cm" svg:height="9.004cm" svg:x="27.958cm" svg:y="0.531cm">
            <draw:object draw:notify-on-update-of-ranges="'Práctica 2 - Omp'.H34:'Práctica 2 - Omp'.H37 'Práctica 2 - Omp'.I33:'Práctica 2 - Omp'.I33 'Práctica 2 - Omp'.I34:'Práctica 2 - Omp'.I37 'Práctica 2 - Omp'.H34:'Práctica 2 - Omp'.H37 'Práctica 2 - Omp'.J33:'Práctica 2 - Omp'.J33 'Práctica 2 - Omp'.J34:'Práctica 2 - Omp'.J37 'Práctica 2 - Omp'.H34:'Práctica 2 - Omp'.H37 'Práctica 2 - Omp'.K33:'Práctica 2 - Omp'.K33 'Práctica 2 - Omp'.K34:'Práctica 2 - Omp'.K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3cm" svg:height="9.004cm" svg:x="27.986cm" svg:y="10.465cm">
            <draw:object draw:notify-on-update-of-ranges="'Práctica 2 - Omp'.B34:'Práctica 2 - Omp'.B37 'Práctica 2 - Omp'.B34:'Práctica 2 - Omp'.B37 'Práctica 2 - Omp'.C33:'Práctica 2 - Omp'.C33 'Práctica 2 - Omp'.C34:'Práctica 2 - Omp'.C37 'Práctica 2 - Omp'.B34:'Práctica 2 - Omp'.B37 'Práctica 2 - Omp'.D33:'Práctica 2 - Omp'.D33 'Práctica 2 - Omp'.D34:'Práctica 2 - Omp'.D37 'Práctica 2 - Omp'.B34:'Práctica 2 - Omp'.B37 'Práctica 2 - Omp'.E33:'Práctica 2 - Omp'.E33 'Práctica 2 - Omp'.E34:'Práctica 2 - Omp'.E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4.457cm" svg:y="10.478cm">
            <draw:object draw:notify-on-update-of-ranges="'Práctica 2 - Omp'.B42:'Práctica 2 - Omp'.B45 'Práctica 2 - Omp'.B42:'Práctica 2 - Omp'.B45 'Práctica 2 - Omp'.C41:'Práctica 2 - Omp'.C41 'Práctica 2 - Omp'.C42:'Práctica 2 - Omp'.C45 'Práctica 2 - Omp'.B42:'Práctica 2 - Omp'.B45 'Práctica 2 - Omp'.D41:'Práctica 2 - Omp'.D41 'Práctica 2 - Omp'.D42:'Práctica 2 - Omp'.D45 'Práctica 2 - Omp'.B42:'Práctica 2 - Omp'.B45 'Práctica 2 - Omp'.E41:'Práctica 2 - Omp'.E41 'Práctica 2 - Omp'.E42:'Práctica 2 - Omp'.E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4.641cm" svg:y="0.435cm">
            <draw:object draw:notify-on-update-of-ranges="'Práctica 2 - Omp'.H42:'Práctica 2 - Omp'.H45 'Práctica 2 - Omp'.I41:'Práctica 2 - Omp'.I41 'Práctica 2 - Omp'.I42:'Práctica 2 - Omp'.I45 'Práctica 2 - Omp'.H42:'Práctica 2 - Omp'.H45 'Práctica 2 - Omp'.J41:'Práctica 2 - Omp'.J41 'Práctica 2 - Omp'.J42:'Práctica 2 - Omp'.J45 'Práctica 2 - Omp'.H42:'Práctica 2 - Omp'.H45 'Práctica 2 - Omp'.K41:'Práctica 2 - Omp'.K41 'Práctica 2 - Omp'.K42:'Práctica 2 - Omp'.K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17"/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17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720p – Tiempo Proceso</text:p>
          </table:table-cell>
          <table:covered-table-cell table:number-columns-repeated="2"/>
          <table:covered-table-cell table:number-columns-repeated="2" table:style-name="ce5"/>
          <table:table-cell/>
          <table:table-cell table:style-name="ce1" office:value-type="string" calcext:value-type="string" table:number-columns-spanned="5" table:number-rows-spanned="1">
            <text:p>EFECTO BLUR – 720p – Tiempo Proceso</text:p>
          </table:table-cell>
          <table:covered-table-cell table:number-columns-repeated="2"/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3794" calcext:value-type="float">
            <text:p>0,003794</text:p>
          </table:table-cell>
          <table:table-cell office:value-type="float" office:value="0.003497" calcext:value-type="float">
            <text:p>0,003497</text:p>
          </table:table-cell>
          <table:table-cell office:value-type="float" office:value="0.002035" calcext:value-type="float">
            <text:p>0,002035</text:p>
          </table:table-cell>
          <table:table-cell table:style-name="ce5" office:value-type="float" office:value="0.002261" calcext:value-type="float">
            <text:p>0,0022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07" calcext:value-type="float">
            <text:p>0,01707</text:p>
          </table:table-cell>
          <table:table-cell office:value-type="float" office:value="0.007434" calcext:value-type="float">
            <text:p>0,007434</text:p>
          </table:table-cell>
          <table:table-cell office:value-type="float" office:value="0.007648" calcext:value-type="float">
            <text:p>0,007648</text:p>
          </table:table-cell>
          <table:table-cell table:style-name="ce5" office:value-type="float" office:value="0.010042" calcext:value-type="float">
            <text:p>0,0100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4422" calcext:value-type="float">
            <text:p>0,004422</text:p>
          </table:table-cell>
          <table:table-cell office:value-type="float" office:value="0.001957" calcext:value-type="float">
            <text:p>0,001957</text:p>
          </table:table-cell>
          <table:table-cell office:value-type="float" office:value="0.002121" calcext:value-type="float">
            <text:p>0,002121</text:p>
          </table:table-cell>
          <table:table-cell table:style-name="ce8" office:value-type="float" office:value="0.002067" calcext:value-type="float">
            <text:p>0,00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5017" calcext:value-type="float">
            <text:p>0,015017</text:p>
          </table:table-cell>
          <table:table-cell office:value-type="float" office:value="0.008125" calcext:value-type="float">
            <text:p>0,008125</text:p>
          </table:table-cell>
          <table:table-cell office:value-type="float" office:value="0.009495" calcext:value-type="float">
            <text:p>0,009495</text:p>
          </table:table-cell>
          <table:table-cell table:style-name="ce8" office:value-type="float" office:value="0.006995" calcext:value-type="float">
            <text:p>0,007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001872" calcext:value-type="float">
            <text:p>0,001872</text:p>
          </table:table-cell>
          <table:table-cell office:value-type="float" office:value="0.001628" calcext:value-type="float">
            <text:p>0,001628</text:p>
          </table:table-cell>
          <table:table-cell table:style-name="ce5" office:value-type="float" office:value="0.00193" calcext:value-type="float">
            <text:p>0,00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3713" calcext:value-type="float">
            <text:p>0,013713</text:p>
          </table:table-cell>
          <table:table-cell office:value-type="float" office:value="0.007298" calcext:value-type="float">
            <text:p>0,007298</text:p>
          </table:table-cell>
          <table:table-cell office:value-type="float" office:value="0.011828" calcext:value-type="float">
            <text:p>0,011828</text:p>
          </table:table-cell>
          <table:table-cell table:style-name="ce5" office:value-type="float" office:value="0.006891" calcext:value-type="float">
            <text:p>0,0068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3544" calcext:value-type="float">
            <text:p>0,003544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666" calcext:value-type="float">
            <text:p>0,001666</text:p>
          </table:table-cell>
          <table:table-cell table:style-name="ce5" office:value-type="float" office:value="0.002135" calcext:value-type="float">
            <text:p>0,0021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4095" calcext:value-type="float">
            <text:p>0,014095</text:p>
          </table:table-cell>
          <table:table-cell office:value-type="float" office:value="0.007162" calcext:value-type="float">
            <text:p>0,007162</text:p>
          </table:table-cell>
          <table:table-cell office:value-type="float" office:value="0.007182" calcext:value-type="float">
            <text:p>0,007182</text:p>
          </table:table-cell>
          <table:table-cell table:style-name="ce5" office:value-type="float" office:value="0.007059" calcext:value-type="float">
            <text:p>0,0070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3328" calcext:value-type="float">
            <text:p>0,003328</text:p>
          </table:table-cell>
          <table:table-cell office:value-type="float" office:value="0.001925" calcext:value-type="float">
            <text:p>0,001925</text:p>
          </table:table-cell>
          <table:table-cell office:value-type="float" office:value="0.001582" calcext:value-type="float">
            <text:p>0,001582</text:p>
          </table:table-cell>
          <table:table-cell table:style-name="ce5" office:value-type="float" office:value="0.002046" calcext:value-type="float">
            <text:p>0,0020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397" calcext:value-type="float">
            <text:p>0,01397</text:p>
          </table:table-cell>
          <table:table-cell office:value-type="float" office:value="0.006878" calcext:value-type="float">
            <text:p>0,006878</text:p>
          </table:table-cell>
          <table:table-cell office:value-type="float" office:value="0.006539" calcext:value-type="float">
            <text:p>0,006539</text:p>
          </table:table-cell>
          <table:table-cell table:style-name="ce5" office:value-type="float" office:value="0.007058" calcext:value-type="float">
            <text:p>0,007058</text:p>
          </table:table-cell>
        </table:table-row>
        <table:table-row table:style-name="ro1"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C4:.C8])" office:value-type="float" office:value="0.0036616" calcext:value-type="float">
            <text:p>0,0036616</text:p>
          </table:table-cell>
          <table:table-cell table:style-name="ce7" table:formula="of:=AVERAGE([.D4:.D8])" office:value-type="float" office:value="0.002198" calcext:value-type="float">
            <text:p>0,002198</text:p>
          </table:table-cell>
          <table:table-cell table:style-name="ce7" table:formula="of:=AVERAGE([.E4:.E8])" office:value-type="float" office:value="0.0018064" calcext:value-type="float">
            <text:p>0,0018064</text:p>
          </table:table-cell>
          <table:table-cell table:style-name="ce7" table:formula="of:=AVERAGE([.F4:.F8])" office:value-type="float" office:value="0.0020878" calcext:value-type="float">
            <text:p>0,0020878</text:p>
          </table:table-cell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I4:.I8])" office:value-type="float" office:value="0.014773" calcext:value-type="float">
            <text:p>0,014773</text:p>
          </table:table-cell>
          <table:table-cell table:style-name="ce7" table:formula="of:=AVERAGE([.J4:.J8])" office:value-type="float" office:value="0.0073794" calcext:value-type="float">
            <text:p>0,0073794</text:p>
          </table:table-cell>
          <table:table-cell table:style-name="ce7" table:formula="of:=AVERAGE([.K4:.K8])" office:value-type="float" office:value="0.0085384" calcext:value-type="float">
            <text:p>0,0085384</text:p>
          </table:table-cell>
          <table:table-cell table:style-name="ce7" table:formula="of:=AVERAGE([.L4:.L8])" office:value-type="float" office:value="0.007609" calcext:value-type="float">
            <text:p>0,00760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1080p – Tiempo Proceso</text:p>
          </table:table-cell>
          <table:covered-table-cell table:number-columns-repeated="2"/>
          <table:covered-table-cell table:number-columns-repeated="2" table:style-name="ce5"/>
          <table:table-cell/>
          <table:table-cell table:style-name="ce1" office:value-type="string" calcext:value-type="string" table:number-columns-spanned="5" table:number-rows-spanned="1">
            <text:p>EFECTO BLUR – 1080p – Tiempo Proceso</text:p>
          </table:table-cell>
          <table:covered-table-cell table:number-columns-repeated="2"/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9194" calcext:value-type="float">
            <text:p>0,009194</text:p>
          </table:table-cell>
          <table:table-cell office:value-type="float" office:value="0.007898" calcext:value-type="float">
            <text:p>0,007898</text:p>
          </table:table-cell>
          <table:table-cell office:value-type="float" office:value="0.004616" calcext:value-type="float">
            <text:p>0,004616</text:p>
          </table:table-cell>
          <table:table-cell table:style-name="ce5" office:value-type="float" office:value="0.004931" calcext:value-type="float">
            <text:p>0,0049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592" calcext:value-type="float">
            <text:p>0,035592</text:p>
          </table:table-cell>
          <table:table-cell office:value-type="float" office:value="0.017515" calcext:value-type="float">
            <text:p>0,017515</text:p>
          </table:table-cell>
          <table:table-cell office:value-type="float" office:value="0.015205" calcext:value-type="float">
            <text:p>0,015205</text:p>
          </table:table-cell>
          <table:table-cell table:style-name="ce5" office:value-type="float" office:value="0.015964" calcext:value-type="float">
            <text:p>0,0159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9735" calcext:value-type="float">
            <text:p>0,009735</text:p>
          </table:table-cell>
          <table:table-cell office:value-type="float" office:value="0.00447" calcext:value-type="float">
            <text:p>0,00447</text:p>
          </table:table-cell>
          <table:table-cell office:value-type="float" office:value="0.004639" calcext:value-type="float">
            <text:p>0,004639</text:p>
          </table:table-cell>
          <table:table-cell table:style-name="ce8" office:value-type="float" office:value="0.00453" calcext:value-type="float">
            <text:p>0,004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5238" calcext:value-type="float">
            <text:p>0,035238</text:p>
          </table:table-cell>
          <table:table-cell office:value-type="float" office:value="0.016673" calcext:value-type="float">
            <text:p>0,016673</text:p>
          </table:table-cell>
          <table:table-cell office:value-type="float" office:value="0.01771" calcext:value-type="float">
            <text:p>0,01771</text:p>
          </table:table-cell>
          <table:table-cell table:style-name="ce8" office:value-type="float" office:value="0.017945" calcext:value-type="float">
            <text:p>0,017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7834" calcext:value-type="float">
            <text:p>0,007834</text:p>
          </table:table-cell>
          <table:table-cell office:value-type="float" office:value="0.006456" calcext:value-type="float">
            <text:p>0,006456</text:p>
          </table:table-cell>
          <table:table-cell office:value-type="float" office:value="0.00374" calcext:value-type="float">
            <text:p>0,00374</text:p>
          </table:table-cell>
          <table:table-cell table:style-name="ce5" office:value-type="float" office:value="0.004315" calcext:value-type="float">
            <text:p>0,0043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32113" calcext:value-type="float">
            <text:p>0,032113</text:p>
          </table:table-cell>
          <table:table-cell office:value-type="float" office:value="0.01783" calcext:value-type="float">
            <text:p>0,01783</text:p>
          </table:table-cell>
          <table:table-cell office:value-type="float" office:value="0.015759" calcext:value-type="float">
            <text:p>0,015759</text:p>
          </table:table-cell>
          <table:table-cell table:style-name="ce5" office:value-type="float" office:value="0.017093" calcext:value-type="float">
            <text:p>0,01709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7914" calcext:value-type="float">
            <text:p>0,007914</text:p>
          </table:table-cell>
          <table:table-cell office:value-type="float" office:value="0.00416" calcext:value-type="float">
            <text:p>0,00416</text:p>
          </table:table-cell>
          <table:table-cell office:value-type="float" office:value="0.003719" calcext:value-type="float">
            <text:p>0,003719</text:p>
          </table:table-cell>
          <table:table-cell table:style-name="ce5" office:value-type="float" office:value="0.004077" calcext:value-type="float">
            <text:p>0,0040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2159" calcext:value-type="float">
            <text:p>0,032159</text:p>
          </table:table-cell>
          <table:table-cell office:value-type="float" office:value="0.016938" calcext:value-type="float">
            <text:p>0,016938</text:p>
          </table:table-cell>
          <table:table-cell office:value-type="float" office:value="0.015903" calcext:value-type="float">
            <text:p>0,015903</text:p>
          </table:table-cell>
          <table:table-cell table:style-name="ce5" office:value-type="float" office:value="0.018097" calcext:value-type="float">
            <text:p>0,0180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7907" calcext:value-type="float">
            <text:p>0,007907</text:p>
          </table:table-cell>
          <table:table-cell office:value-type="float" office:value="0.00413" calcext:value-type="float">
            <text:p>0,00413</text:p>
          </table:table-cell>
          <table:table-cell office:value-type="float" office:value="0.003875" calcext:value-type="float">
            <text:p>0,003875</text:p>
          </table:table-cell>
          <table:table-cell table:style-name="ce5" office:value-type="float" office:value="0.004166" calcext:value-type="float">
            <text:p>0,0041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2221" calcext:value-type="float">
            <text:p>0,032221</text:p>
          </table:table-cell>
          <table:table-cell office:value-type="float" office:value="0.016938" calcext:value-type="float">
            <text:p>0,016938</text:p>
          </table:table-cell>
          <table:table-cell office:value-type="float" office:value="0.015676" calcext:value-type="float">
            <text:p>0,015676</text:p>
          </table:table-cell>
          <table:table-cell table:style-name="ce5" office:value-type="float" office:value="0.016236" calcext:value-type="float">
            <text:p>0,016236</text:p>
          </table:table-cell>
        </table:table-row>
        <table:table-row table:style-name="ro1"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C13:.C17])" office:value-type="float" office:value="0.0085168" calcext:value-type="float">
            <text:p>0,0085168</text:p>
          </table:table-cell>
          <table:table-cell table:style-name="ce7" table:formula="of:=AVERAGE([.D13:.D17])" office:value-type="float" office:value="0.0054228" calcext:value-type="float">
            <text:p>0,0054228</text:p>
          </table:table-cell>
          <table:table-cell table:style-name="ce7" table:formula="of:=AVERAGE([.E13:.E17])" office:value-type="float" office:value="0.0041178" calcext:value-type="float">
            <text:p>0,0041178</text:p>
          </table:table-cell>
          <table:table-cell table:style-name="ce7" table:formula="of:=AVERAGE([.F13:.F17])" office:value-type="float" office:value="0.0044038" calcext:value-type="float">
            <text:p>0,0044038</text:p>
          </table:table-cell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I13:.I17])" office:value-type="float" office:value="0.0334646" calcext:value-type="float">
            <text:p>0,0334646</text:p>
          </table:table-cell>
          <table:table-cell table:style-name="ce7" table:formula="of:=AVERAGE([.J13:.J17])" office:value-type="float" office:value="0.0171788" calcext:value-type="float">
            <text:p>0,0171788</text:p>
          </table:table-cell>
          <table:table-cell table:style-name="ce7" table:formula="of:=AVERAGE([.K13:.K17])" office:value-type="float" office:value="0.0160506" calcext:value-type="float">
            <text:p>0,0160506</text:p>
          </table:table-cell>
          <table:table-cell table:style-name="ce7" table:formula="of:=AVERAGE([.L13:.L17])" office:value-type="float" office:value="0.017067" calcext:value-type="float">
            <text:p>0,01706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4k – Tiempo Proceso</text:p>
          </table:table-cell>
          <table:covered-table-cell table:number-columns-repeated="2"/>
          <table:covered-table-cell table:number-columns-repeated="2" table:style-name="ce5"/>
          <table:table-cell/>
          <table:table-cell table:style-name="ce1" office:value-type="string" calcext:value-type="string" table:number-columns-spanned="5" table:number-rows-spanned="1">
            <text:p>EFECTO BLUR – 4k – Tiempo Proceso</text:p>
          </table:table-cell>
          <table:covered-table-cell table:number-columns-repeated="2"/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34424" calcext:value-type="float">
            <text:p>0,034424</text:p>
          </table:table-cell>
          <table:table-cell office:value-type="float" office:value="0.020248" calcext:value-type="float">
            <text:p>0,020248</text:p>
          </table:table-cell>
          <table:table-cell office:value-type="float" office:value="0.017116" calcext:value-type="float">
            <text:p>0,017116</text:p>
          </table:table-cell>
          <table:table-cell table:style-name="ce5" office:value-type="float" office:value="0.017748" calcext:value-type="float">
            <text:p>0,017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2632" calcext:value-type="float">
            <text:p>0,142632</text:p>
          </table:table-cell>
          <table:table-cell office:value-type="float" office:value="0.074305" calcext:value-type="float">
            <text:p>0,074305</text:p>
          </table:table-cell>
          <table:table-cell office:value-type="float" office:value="0.084177" calcext:value-type="float">
            <text:p>0,084177</text:p>
          </table:table-cell>
          <table:table-cell table:style-name="ce5" office:value-type="float" office:value="0.084678" calcext:value-type="float">
            <text:p>0,0846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6027" calcext:value-type="float">
            <text:p>0,036027</text:p>
          </table:table-cell>
          <table:table-cell office:value-type="float" office:value="0.019393" calcext:value-type="float">
            <text:p>0,019393</text:p>
          </table:table-cell>
          <table:table-cell office:value-type="float" office:value="0.020448" calcext:value-type="float">
            <text:p>0,020448</text:p>
          </table:table-cell>
          <table:table-cell table:style-name="ce8" office:value-type="float" office:value="0.021491" calcext:value-type="float">
            <text:p>0,021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585" calcext:value-type="float">
            <text:p>0,14585</text:p>
          </table:table-cell>
          <table:table-cell office:value-type="float" office:value="0.092236" calcext:value-type="float">
            <text:p>0,092236</text:p>
          </table:table-cell>
          <table:table-cell office:value-type="float" office:value="0.081795" calcext:value-type="float">
            <text:p>0,081795</text:p>
          </table:table-cell>
          <table:table-cell table:style-name="ce8" office:value-type="float" office:value="0.071542" calcext:value-type="float">
            <text:p>0,07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31376" calcext:value-type="float">
            <text:p>0,031376</text:p>
          </table:table-cell>
          <table:table-cell office:value-type="float" office:value="0.015636" calcext:value-type="float">
            <text:p>0,015636</text:p>
          </table:table-cell>
          <table:table-cell office:value-type="float" office:value="0.014646" calcext:value-type="float">
            <text:p>0,014646</text:p>
          </table:table-cell>
          <table:table-cell table:style-name="ce5" office:value-type="float" office:value="0.014903" calcext:value-type="float">
            <text:p>0,0149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5993" calcext:value-type="float">
            <text:p>0,125993</text:p>
          </table:table-cell>
          <table:table-cell office:value-type="float" office:value="0.075729" calcext:value-type="float">
            <text:p>0,075729</text:p>
          </table:table-cell>
          <table:table-cell office:value-type="float" office:value="0.072841" calcext:value-type="float">
            <text:p>0,072841</text:p>
          </table:table-cell>
          <table:table-cell table:style-name="ce5" office:value-type="float" office:value="0.060182" calcext:value-type="float">
            <text:p>0,0601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1631" calcext:value-type="float">
            <text:p>0,031631</text:p>
          </table:table-cell>
          <table:table-cell office:value-type="float" office:value="0.01571" calcext:value-type="float">
            <text:p>0,01571</text:p>
          </table:table-cell>
          <table:table-cell office:value-type="float" office:value="0.01731" calcext:value-type="float">
            <text:p>0,01731</text:p>
          </table:table-cell>
          <table:table-cell table:style-name="ce5" office:value-type="float" office:value="0.014948" calcext:value-type="float">
            <text:p>0,0149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0486" calcext:value-type="float">
            <text:p>0,130486</text:p>
          </table:table-cell>
          <table:table-cell office:value-type="float" office:value="0.068115" calcext:value-type="float">
            <text:p>0,068115</text:p>
          </table:table-cell>
          <table:table-cell office:value-type="float" office:value="0.078184" calcext:value-type="float">
            <text:p>0,078184</text:p>
          </table:table-cell>
          <table:table-cell table:style-name="ce5" office:value-type="float" office:value="0.075942" calcext:value-type="float">
            <text:p>0,0759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2392" calcext:value-type="float">
            <text:p>0,032392</text:p>
          </table:table-cell>
          <table:table-cell office:value-type="float" office:value="0.016044" calcext:value-type="float">
            <text:p>0,016044</text:p>
          </table:table-cell>
          <table:table-cell office:value-type="float" office:value="0.015995" calcext:value-type="float">
            <text:p>0,015995</text:p>
          </table:table-cell>
          <table:table-cell table:style-name="ce5" office:value-type="float" office:value="0.015188" calcext:value-type="float">
            <text:p>0,0151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41986" calcext:value-type="float">
            <text:p>0,141986</text:p>
          </table:table-cell>
          <table:table-cell office:value-type="float" office:value="0.081529" calcext:value-type="float">
            <text:p>0,081529</text:p>
          </table:table-cell>
          <table:table-cell office:value-type="float" office:value="0.072591" calcext:value-type="float">
            <text:p>0,072591</text:p>
          </table:table-cell>
          <table:table-cell table:style-name="ce5" office:value-type="float" office:value="0.073714" calcext:value-type="float">
            <text:p>0,073714</text:p>
          </table:table-cell>
        </table:table-row>
        <table:table-row table:style-name="ro1"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C22:.C26])" office:value-type="float" office:value="0.03317" calcext:value-type="float">
            <text:p>0,03317</text:p>
          </table:table-cell>
          <table:table-cell table:style-name="ce7" table:formula="of:=AVERAGE([.D22:.D26])" office:value-type="float" office:value="0.0174062" calcext:value-type="float">
            <text:p>0,0174062</text:p>
          </table:table-cell>
          <table:table-cell table:style-name="ce7" table:formula="of:=AVERAGE([.E22:.E26])" office:value-type="float" office:value="0.017103" calcext:value-type="float">
            <text:p>0,017103</text:p>
          </table:table-cell>
          <table:table-cell table:style-name="ce7" table:formula="of:=AVERAGE([.F22:.F26])" office:value-type="float" office:value="0.0168556" calcext:value-type="float">
            <text:p>0,0168556</text:p>
          </table:table-cell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I22:.I26])" office:value-type="float" office:value="0.1373894" calcext:value-type="float">
            <text:p>0,1373894</text:p>
          </table:table-cell>
          <table:table-cell table:style-name="ce7" table:formula="of:=AVERAGE([.J22:.J26])" office:value-type="float" office:value="0.0783828" calcext:value-type="float">
            <text:p>0,0783828</text:p>
          </table:table-cell>
          <table:table-cell table:style-name="ce7" table:formula="of:=AVERAGE([.K22:.K26])" office:value-type="float" office:value="0.0779176" calcext:value-type="float">
            <text:p>0,0779176</text:p>
          </table:table-cell>
          <table:table-cell table:style-name="ce7" table:formula="of:=AVERAGE([.L22:.L26])" office:value-type="float" office:value="0.0732116" calcext:value-type="float">
            <text:p>0,0732116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EFECTO BLANCO Y NEGRO – Tiempo de respuesta</text:p>
          </table:table-cell>
          <table:covered-table-cell table:number-columns-repeated="3" table:style-name="ce11"/>
          <table:table-cell table:number-columns-repeated="2"/>
          <table:table-cell table:style-name="ce9" office:value-type="string" calcext:value-type="string" table:number-columns-spanned="4" table:number-rows-spanned="1">
            <text:p>EFECTO BLUR – Tiempo de respuesta</text:p>
          </table:table-cell>
          <table:covered-table-cell table:number-columns-repeated="3" table:style-name="ce11"/>
          <table:table-cell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  <table:table-cell table:number-columns-repeated="2"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  <table:table-cell/>
        </table:table-row>
        <table:table-row table:style-name="ro1">
          <table:table-cell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  <table:table-cell table:number-columns-repeated="2"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  <table:table-cell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4" table:formula="of:=[.C9]" office:value-type="float" office:value="0.0036616" calcext:value-type="float">
            <text:p>0,0036616</text:p>
          </table:table-cell>
          <table:table-cell table:style-name="ce16" table:formula="of:=[.C18]" office:value-type="float" office:value="0.0085168" calcext:value-type="float">
            <text:p>0,0085168</text:p>
          </table:table-cell>
          <table:table-cell table:style-name="ce16" table:formula="of:=[.C27]" office:value-type="float" office:value="0.03317" calcext:value-type="float">
            <text:p>0,03317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4" table:formula="of:=[.I9]" office:value-type="float" office:value="0.014773" calcext:value-type="float">
            <text:p>0,014773</text:p>
          </table:table-cell>
          <table:table-cell table:style-name="ce16" table:formula="of:=[.I18]" office:value-type="float" office:value="0.0334646" calcext:value-type="float">
            <text:p>0,0334646</text:p>
          </table:table-cell>
          <table:table-cell table:style-name="ce16" table:formula="of:=[.I27]" office:value-type="float" office:value="0.1373894" calcext:value-type="float">
            <text:p>0,1373894</text:p>
          </table:table-cell>
          <table:table-cell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4" table:formula="of:=[.D9]" office:value-type="float" office:value="0.002198" calcext:value-type="float">
            <text:p>0,002198</text:p>
          </table:table-cell>
          <table:table-cell table:style-name="ce16" table:formula="of:=[.D18]" office:value-type="float" office:value="0.0054228" calcext:value-type="float">
            <text:p>0,0054228</text:p>
          </table:table-cell>
          <table:table-cell table:style-name="ce16" table:formula="of:=[.D27]" office:value-type="float" office:value="0.0174062" calcext:value-type="float">
            <text:p>0,0174062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4" table:formula="of:=[.J9]" office:value-type="float" office:value="0.0073794" calcext:value-type="float">
            <text:p>0,0073794</text:p>
          </table:table-cell>
          <table:table-cell table:style-name="ce16" table:formula="of:=[.J18]" office:value-type="float" office:value="0.0171788" calcext:value-type="float">
            <text:p>0,0171788</text:p>
          </table:table-cell>
          <table:table-cell table:style-name="ce16" table:formula="of:=[.J27]" office:value-type="float" office:value="0.0783828" calcext:value-type="float">
            <text:p>0,0783828</text:p>
          </table:table-cell>
          <table:table-cell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4" table:formula="of:=[.E9]" office:value-type="float" office:value="0.0018064" calcext:value-type="float">
            <text:p>0,0018064</text:p>
          </table:table-cell>
          <table:table-cell table:style-name="ce16" table:formula="of:=[.E18]" office:value-type="float" office:value="0.0041178" calcext:value-type="float">
            <text:p>0,0041178</text:p>
          </table:table-cell>
          <table:table-cell table:style-name="ce16" table:formula="of:=[.E27]" office:value-type="float" office:value="0.017103" calcext:value-type="float">
            <text:p>0,017103</text:p>
          </table:table-cell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4" table:formula="of:=[.K9]" office:value-type="float" office:value="0.0085384" calcext:value-type="float">
            <text:p>0,0085384</text:p>
          </table:table-cell>
          <table:table-cell table:style-name="ce16" table:formula="of:=[.K18]" office:value-type="float" office:value="0.0160506" calcext:value-type="float">
            <text:p>0,0160506</text:p>
          </table:table-cell>
          <table:table-cell table:style-name="ce16" table:formula="of:=[.K27]" office:value-type="float" office:value="0.0779176" calcext:value-type="float">
            <text:p>0,0779176</text:p>
          </table:table-cell>
          <table:table-cell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4" table:formula="of:=[.F9]" office:value-type="float" office:value="0.0020878" calcext:value-type="float">
            <text:p>0,0020878</text:p>
          </table:table-cell>
          <table:table-cell table:style-name="ce16" table:formula="of:=[.F18]" office:value-type="float" office:value="0.0044038" calcext:value-type="float">
            <text:p>0,0044038</text:p>
          </table:table-cell>
          <table:table-cell table:style-name="ce16" table:formula="of:=[.F27]" office:value-type="float" office:value="0.0168556" calcext:value-type="float">
            <text:p>0,0168556</text:p>
          </table:table-cell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table:style-name="ce14" table:formula="of:=[.L9]" office:value-type="float" office:value="0.007609" calcext:value-type="float">
            <text:p>0,007609</text:p>
          </table:table-cell>
          <table:table-cell table:style-name="ce16" table:formula="of:=[.L18]" office:value-type="float" office:value="0.017067" calcext:value-type="float">
            <text:p>0,017067</text:p>
          </table:table-cell>
          <table:table-cell table:style-name="ce16" table:formula="of:=[.L27]" office:value-type="float" office:value="0.0732116" calcext:value-type="float">
            <text:p>0,0732116</text:p>
          </table:table-cell>
          <table:table-cell/>
        </table:table-row>
        <table:table-row table:style-name="ro1">
          <table:table-cell/>
          <table:table-cell table:style-name="ce28"/>
          <table:table-cell table:style-name="ce15" table:number-columns-spanned="2" table:number-rows-spanned="1"/>
          <table:covered-table-cell table:style-name="ce28"/>
          <table:table-cell table:style-name="Default"/>
          <table:table-cell table:number-columns-repeated="2"/>
          <table:table-cell table:style-name="ce28"/>
          <table:table-cell table:style-name="ce15" table:number-columns-spanned="2" table:number-rows-spanned="1"/>
          <table:covered-table-cell table:style-name="ce28"/>
          <table:table-cell table:style-name="Default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EFECTO BLANCO Y NEGRO – SpeedUp</text:p>
          </table:table-cell>
          <table:covered-table-cell table:number-columns-repeated="3" table:style-name="ce11"/>
          <table:table-cell table:number-columns-repeated="2"/>
          <table:table-cell table:style-name="ce9" office:value-type="string" calcext:value-type="string" table:number-columns-spanned="4" table:number-rows-spanned="1">
            <text:p>EFECTO BLUR – SpeedUp</text:p>
          </table:table-cell>
          <table:covered-table-cell table:number-columns-repeated="3" table:style-name="ce11"/>
          <table:table-cell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  <table:table-cell table:number-columns-repeated="2"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  <table:table-cell/>
        </table:table-row>
        <table:table-row table:style-name="ro1">
          <table:table-cell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  <table:table-cell table:number-columns-repeated="2"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  <table:table-cell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4" table:formula="of:=[$'Práctica 1 - Secuencial'.$E$9]/[.C34]" office:value-type="float" office:value="3.27867598863885" calcext:value-type="float">
            <text:p>3,27867598863885</text:p>
          </table:table-cell>
          <table:table-cell table:style-name="ce16" table:formula="of:=['Práctica 1 - Secuencial'.$E$18]/[.D34]" office:value-type="float" office:value="2.0631457824535" calcext:value-type="float">
            <text:p>2,0631457824535</text:p>
          </table:table-cell>
          <table:table-cell table:style-name="ce16" table:formula="of:=[$'Práctica 1 - Secuencial'.$E$27]/[.E34]" office:value-type="float" office:value="2.19559240277359" calcext:value-type="float">
            <text:p>2,19559240277359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4" table:formula="of:=['Práctica 1 - Secuencial'.$L$9]/[.I34]" office:value-type="float" office:value="2.23747376971502" calcext:value-type="float">
            <text:p>2,23747376971502</text:p>
          </table:table-cell>
          <table:table-cell table:style-name="ce16" table:formula="of:=['Práctica 1 - Secuencial'.$L$18]/[.J34]" office:value-type="float" office:value="2.14269407074939" calcext:value-type="float">
            <text:p>2,14269407074939</text:p>
          </table:table-cell>
          <table:table-cell table:style-name="ce16" table:formula="of:=['Práctica 1 - Secuencial'.$L$27]/[.K34]" office:value-type="float" office:value="2.02600346169355" calcext:value-type="float">
            <text:p>2,02600346169355</text:p>
          </table:table-cell>
          <table:table-cell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4" table:formula="of:=[$'Práctica 1 - Secuencial'.$E$9]/[.C35]" office:value-type="float" office:value="5.46187443130118" calcext:value-type="float">
            <text:p>5,46187443130118</text:p>
          </table:table-cell>
          <table:table-cell table:style-name="ce16" table:formula="of:=['Práctica 1 - Secuencial'.$E$18]/[.D35]" office:value-type="float" office:value="3.24028177325367" calcext:value-type="float">
            <text:p>3,24028177325367</text:p>
          </table:table-cell>
          <table:table-cell table:style-name="ce16" table:formula="of:=[$'Práctica 1 - Secuencial'.$E$27]/[.E35]" office:value-type="float" office:value="4.18401489124565" calcext:value-type="float">
            <text:p>4,18401489124565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4" table:formula="of:=['Práctica 1 - Secuencial'.$L$9]/[.I35]" office:value-type="float" office:value="4.479253055804" calcext:value-type="float">
            <text:p>4,479253055804</text:p>
          </table:table-cell>
          <table:table-cell table:style-name="ce16" table:formula="of:=['Práctica 1 - Secuencial'.$L$18]/[.J35]" office:value-type="float" office:value="4.17400516916199" calcext:value-type="float">
            <text:p>4,17400516916199</text:p>
          </table:table-cell>
          <table:table-cell table:style-name="ce16" table:formula="of:=['Práctica 1 - Secuencial'.$L$27]/[.K35]" office:value-type="float" office:value="3.55117959552351" calcext:value-type="float">
            <text:p>3,55117959552351</text:p>
          </table:table-cell>
          <table:table-cell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4" table:formula="of:=[$'Práctica 1 - Secuencial'.$E$9]/[.C36]" office:value-type="float" office:value="6.64592559787422" calcext:value-type="float">
            <text:p>6,64592559787422</text:p>
          </table:table-cell>
          <table:table-cell table:style-name="ce16" table:formula="of:=['Práctica 1 - Secuencial'.$E$18]/[.D36]" office:value-type="float" office:value="4.26718150468697" calcext:value-type="float">
            <text:p>4,26718150468697</text:p>
          </table:table-cell>
          <table:table-cell table:style-name="ce16" table:formula="of:=[$'Práctica 1 - Secuencial'.$E$27]/[.E36]" office:value-type="float" office:value="4.2581886218792" calcext:value-type="float">
            <text:p>4,2581886218792</text:p>
          </table:table-cell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4" table:formula="of:=['Práctica 1 - Secuencial'.$L$9]/[.I36]" office:value-type="float" office:value="3.87124051344514" calcext:value-type="float">
            <text:p>3,87124051344514</text:p>
          </table:table-cell>
          <table:table-cell table:style-name="ce16" table:formula="of:=['Práctica 1 - Secuencial'.$L$18]/[.J36]" office:value-type="float" office:value="4.46739685743835" calcext:value-type="float">
            <text:p>4,46739685743835</text:p>
          </table:table-cell>
          <table:table-cell table:style-name="ce16" table:formula="of:=['Práctica 1 - Secuencial'.$L$27]/[.K36]" office:value-type="float" office:value="3.5723815928622" calcext:value-type="float">
            <text:p>3,5723815928622</text:p>
          </table:table-cell>
          <table:table-cell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4" table:formula="of:=[$'Práctica 1 - Secuencial'.$E$9]/[.C37]" office:value-type="float" office:value="5.7501676405786" calcext:value-type="float">
            <text:p>5,7501676405786</text:p>
          </table:table-cell>
          <table:table-cell table:style-name="ce16" table:formula="of:=['Práctica 1 - Secuencial'.$E$18]/[.D37]" office:value-type="float" office:value="3.99005404423452" calcext:value-type="float">
            <text:p>3,99005404423452</text:p>
          </table:table-cell>
          <table:table-cell table:style-name="ce16" table:formula="of:=[$'Práctica 1 - Secuencial'.$E$27]/[.E37]" office:value-type="float" office:value="4.3206886732006" calcext:value-type="float">
            <text:p>4,3206886732006</text:p>
          </table:table-cell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table:style-name="ce14" table:formula="of:=['Práctica 1 - Secuencial'.$L$9]/[.I37]" office:value-type="float" office:value="4.34409252201341" calcext:value-type="float">
            <text:p>4,34409252201341</text:p>
          </table:table-cell>
          <table:table-cell table:style-name="ce16" table:formula="of:=['Práctica 1 - Secuencial'.$L$18]/[.J37]" office:value-type="float" office:value="4.2013476299291" calcext:value-type="float">
            <text:p>4,2013476299291</text:p>
          </table:table-cell>
          <table:table-cell table:style-name="ce16" table:formula="of:=['Práctica 1 - Secuencial'.$L$27]/[.K37]" office:value-type="float" office:value="3.80201224942495" calcext:value-type="float">
            <text:p>3,80201224942495</text:p>
          </table:table-cell>
          <table:table-cell/>
        </table:table-row>
      </table:table>
      <table:table table:name="Práctica 3 - CUDA" table:style-name="ta1">
        <table:shapes>
          <draw:frame draw:z-index="0" draw:style-name="gr1" draw:text-style-name="P1" svg:width="15.999cm" svg:height="8.999cm" svg:x="24.908cm" svg:y="0.356cm">
            <draw:object draw:notify-on-update-of-ranges="'Práctica 3 - CUDA'.B33:'Práctica 3 - CUDA'.B33 'Práctica 3 - CUDA'.B34:'Práctica 3 - CUDA'.B39 'Práctica 3 - CUDA'.C33:'Práctica 3 - CUDA'.C33 'Práctica 3 - CUDA'.C34:'Práctica 3 - CUDA'.C39 'Práctica 3 - CUDA'.B33:'Práctica 3 - CUDA'.B33 'Práctica 3 - CUDA'.B34:'Práctica 3 - CUDA'.B39 'Práctica 3 - CUDA'.D33:'Práctica 3 - CUDA'.D33 'Práctica 3 - CUDA'.D34:'Práctica 3 - CUDA'.D39 'Práctica 3 - CUDA'.B33:'Práctica 3 - CUDA'.B33 'Práctica 3 - CUDA'.B34:'Práctica 3 - CUDA'.B39 'Práctica 3 - CUDA'.E33:'Práctica 3 - CUDA'.E33 'Práctica 3 - CUDA'.E34:'Práctica 3 - CUDA'.E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4.936cm" svg:y="10.052cm">
            <draw:object draw:notify-on-update-of-ranges="'Práctica 3 - CUDA'.G33:'Práctica 3 - CUDA'.G33 'Práctica 3 - CUDA'.G34:'Práctica 3 - CUDA'.G39 'Práctica 3 - CUDA'.H33:'Práctica 3 - CUDA'.H33 'Práctica 3 - CUDA'.H34:'Práctica 3 - CUDA'.H39 'Práctica 3 - CUDA'.G33:'Práctica 3 - CUDA'.G33 'Práctica 3 - CUDA'.G34:'Práctica 3 - CUDA'.G39 'Práctica 3 - CUDA'.I33:'Práctica 3 - CUDA'.I33 'Práctica 3 - CUDA'.I34:'Práctica 3 - CUDA'.I39 'Práctica 3 - CUDA'.G33:'Práctica 3 - CUDA'.G33 'Práctica 3 - CUDA'.G34:'Práctica 3 - CUDA'.G39 'Práctica 3 - CUDA'.J33:'Práctica 3 - CUDA'.J33 'Práctica 3 - CUDA'.J34:'Práctica 3 - CUDA'.J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17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EFECTO BLANCO Y NEGRO – 720p – Tiempo Proceso</text:p>
          </table:table-cell>
          <table:covered-table-cell table:number-columns-repeated="2"/>
          <table:covered-table-cell table:number-columns-repeated="2" table:style-name="ce5"/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02044" calcext:value-type="float">
            <text:p>0,202044</text:p>
          </table:table-cell>
          <table:table-cell office:value-type="float" office:value="0.159282" calcext:value-type="float">
            <text:p>0,159282</text:p>
          </table:table-cell>
          <table:table-cell office:value-type="float" office:value="0.126248" calcext:value-type="float">
            <text:p>0,126248</text:p>
          </table:table-cell>
          <table:table-cell table:style-name="ce5" office:value-type="float" office:value="0.130419" calcext:value-type="float">
            <text:p>0,130419</text:p>
          </table:table-cell>
          <table:table-cell office:value-type="float" office:value="0.127401" calcext:value-type="float">
            <text:p>0,127401</text:p>
          </table:table-cell>
          <table:table-cell office:value-type="float" office:value="0.117158" calcext:value-type="float">
            <text:p>0,117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07099" calcext:value-type="float">
            <text:p>0,207099</text:p>
          </table:table-cell>
          <table:table-cell office:value-type="float" office:value="0.146948" calcext:value-type="float">
            <text:p>0,146948</text:p>
          </table:table-cell>
          <table:table-cell office:value-type="float" office:value="0.125592" calcext:value-type="float">
            <text:p>0,125592</text:p>
          </table:table-cell>
          <table:table-cell table:style-name="ce8" office:value-type="float" office:value="0.119421" calcext:value-type="float">
            <text:p>0,11942</text:p>
          </table:table-cell>
          <table:table-cell table:style-name="ce8" office:value-type="float" office:value="0.126653" calcext:value-type="float">
            <text:p>0,12665</text:p>
          </table:table-cell>
          <table:table-cell table:style-name="ce8" office:value-type="float" office:value="0.112414" calcext:value-type="float">
            <text:p>0,112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58081" calcext:value-type="float">
            <text:p>0,158081</text:p>
          </table:table-cell>
          <table:table-cell office:value-type="float" office:value="0.135998" calcext:value-type="float">
            <text:p>0,135998</text:p>
          </table:table-cell>
          <table:table-cell office:value-type="float" office:value="0.123776" calcext:value-type="float">
            <text:p>0,123776</text:p>
          </table:table-cell>
          <table:table-cell table:style-name="ce5" office:value-type="float" office:value="0.124135" calcext:value-type="float">
            <text:p>0,124135</text:p>
          </table:table-cell>
          <table:table-cell office:value-type="float" office:value="0.126146" calcext:value-type="float">
            <text:p>0,126146</text:p>
          </table:table-cell>
          <table:table-cell office:value-type="float" office:value="0.108717" calcext:value-type="float">
            <text:p>0,1087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4517" calcext:value-type="float">
            <text:p>0,204517</text:p>
          </table:table-cell>
          <table:table-cell office:value-type="float" office:value="0.134371" calcext:value-type="float">
            <text:p>0,134371</text:p>
          </table:table-cell>
          <table:table-cell office:value-type="float" office:value="0.122813" calcext:value-type="float">
            <text:p>0,122813</text:p>
          </table:table-cell>
          <table:table-cell table:style-name="ce5" office:value-type="float" office:value="0.124712" calcext:value-type="float">
            <text:p>0,124712</text:p>
          </table:table-cell>
          <table:table-cell office:value-type="float" office:value="0.129003" calcext:value-type="float">
            <text:p>0,129003</text:p>
          </table:table-cell>
          <table:table-cell office:value-type="float" office:value="0.114323" calcext:value-type="float">
            <text:p>0,1143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66852" calcext:value-type="float">
            <text:p>0,166852</text:p>
          </table:table-cell>
          <table:table-cell office:value-type="float" office:value="0.132621" calcext:value-type="float">
            <text:p>0,132621</text:p>
          </table:table-cell>
          <table:table-cell office:value-type="float" office:value="0.119816" calcext:value-type="float">
            <text:p>0,119816</text:p>
          </table:table-cell>
          <table:table-cell table:style-name="ce5" office:value-type="float" office:value="0.117611" calcext:value-type="float">
            <text:p>0,117611</text:p>
          </table:table-cell>
          <table:table-cell office:value-type="float" office:value="0.12071" calcext:value-type="float">
            <text:p>0,12071</text:p>
          </table:table-cell>
          <table:table-cell office:value-type="float" office:value="0.123434" calcext:value-type="float">
            <text:p>0,123434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C4:.C8])" office:value-type="float" office:value="0.1877186" calcext:value-type="float">
            <text:p>0,1877186</text:p>
          </table:table-cell>
          <table:table-cell table:style-name="ce7" table:formula="of:=AVERAGE([.D4:.D8])" office:value-type="float" office:value="0.141844" calcext:value-type="float">
            <text:p>0,141844</text:p>
          </table:table-cell>
          <table:table-cell table:style-name="ce7" table:formula="of:=AVERAGE([.E4:.E8])" office:value-type="float" office:value="0.123649" calcext:value-type="float">
            <text:p>0,123649</text:p>
          </table:table-cell>
          <table:table-cell table:style-name="ce7" table:formula="of:=AVERAGE([.F4:.F8])" office:value-type="float" office:value="0.1232596" calcext:value-type="float">
            <text:p>0,1232596</text:p>
          </table:table-cell>
          <table:table-cell table:style-name="ce7" table:formula="of:=AVERAGE([.G4:.G8])" office:value-type="float" office:value="0.1259826" calcext:value-type="float">
            <text:p>0,1259826</text:p>
          </table:table-cell>
          <table:table-cell table:style-name="ce7" table:formula="of:=AVERAGE([.H4:.H8])" office:value-type="float" office:value="0.1152092" calcext:value-type="float">
            <text:p>0,115209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EFECTO BLANCO Y NEGRO – 1080p – Tiempo Proceso</text:p>
          </table:table-cell>
          <table:covered-table-cell table:number-columns-repeated="2"/>
          <table:covered-table-cell table:number-columns-repeated="2" table:style-name="ce5"/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87885" calcext:value-type="float">
            <text:p>0,287885</text:p>
          </table:table-cell>
          <table:table-cell office:value-type="float" office:value="0.201952" calcext:value-type="float">
            <text:p>0,201952</text:p>
          </table:table-cell>
          <table:table-cell office:value-type="float" office:value="0.154213" calcext:value-type="float">
            <text:p>0,154213</text:p>
          </table:table-cell>
          <table:table-cell table:style-name="ce5" office:value-type="float" office:value="0.137986" calcext:value-type="float">
            <text:p>0,137986</text:p>
          </table:table-cell>
          <table:table-cell office:value-type="float" office:value="0.136877" calcext:value-type="float">
            <text:p>0,136877</text:p>
          </table:table-cell>
          <table:table-cell office:value-type="float" office:value="0.126056" calcext:value-type="float">
            <text:p>0,1260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88499" calcext:value-type="float">
            <text:p>0,288499</text:p>
          </table:table-cell>
          <table:table-cell office:value-type="float" office:value="0.19327" calcext:value-type="float">
            <text:p>0,19327</text:p>
          </table:table-cell>
          <table:table-cell office:value-type="float" office:value="0.143977" calcext:value-type="float">
            <text:p>0,143977</text:p>
          </table:table-cell>
          <table:table-cell table:style-name="ce8" office:value-type="float" office:value="0.144503" calcext:value-type="float">
            <text:p>0,14450</text:p>
          </table:table-cell>
          <table:table-cell table:style-name="ce8" office:value-type="float" office:value="0.143521" calcext:value-type="float">
            <text:p>0,14352</text:p>
          </table:table-cell>
          <table:table-cell table:style-name="ce8" office:value-type="float" office:value="0.121912" calcext:value-type="float">
            <text:p>0,12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33665" calcext:value-type="float">
            <text:p>0,233665</text:p>
          </table:table-cell>
          <table:table-cell office:value-type="float" office:value="0.17017" calcext:value-type="float">
            <text:p>0,17017</text:p>
          </table:table-cell>
          <table:table-cell office:value-type="float" office:value="0.151987" calcext:value-type="float">
            <text:p>0,151987</text:p>
          </table:table-cell>
          <table:table-cell table:style-name="ce5" office:value-type="float" office:value="0.135792" calcext:value-type="float">
            <text:p>0,135792</text:p>
          </table:table-cell>
          <table:table-cell office:value-type="float" office:value="0.139131" calcext:value-type="float">
            <text:p>0,139131</text:p>
          </table:table-cell>
          <table:table-cell office:value-type="float" office:value="0.117274" calcext:value-type="float">
            <text:p>0,1172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94778" calcext:value-type="float">
            <text:p>0,294778</text:p>
          </table:table-cell>
          <table:table-cell office:value-type="float" office:value="0.167998" calcext:value-type="float">
            <text:p>0,167998</text:p>
          </table:table-cell>
          <table:table-cell office:value-type="float" office:value="0.149602" calcext:value-type="float">
            <text:p>0,149602</text:p>
          </table:table-cell>
          <table:table-cell table:style-name="ce5" office:value-type="float" office:value="0.132206" calcext:value-type="float">
            <text:p>0,132206</text:p>
          </table:table-cell>
          <table:table-cell office:value-type="float" office:value="0.137672" calcext:value-type="float">
            <text:p>0,137672</text:p>
          </table:table-cell>
          <table:table-cell office:value-type="float" office:value="0.115" calcext:value-type="float">
            <text:p>0,1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43911" calcext:value-type="float">
            <text:p>0,243911</text:p>
          </table:table-cell>
          <table:table-cell office:value-type="float" office:value="0.171187" calcext:value-type="float">
            <text:p>0,171187</text:p>
          </table:table-cell>
          <table:table-cell office:value-type="float" office:value="0.141813" calcext:value-type="float">
            <text:p>0,141813</text:p>
          </table:table-cell>
          <table:table-cell table:style-name="ce5" office:value-type="float" office:value="0.144522" calcext:value-type="float">
            <text:p>0,144522</text:p>
          </table:table-cell>
          <table:table-cell office:value-type="float" office:value="0.141975" calcext:value-type="float">
            <text:p>0,141975</text:p>
          </table:table-cell>
          <table:table-cell office:value-type="float" office:value="0.114324" calcext:value-type="float">
            <text:p>0,114324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C13:.C17])" office:value-type="float" office:value="0.2697476" calcext:value-type="float">
            <text:p>0,2697476</text:p>
          </table:table-cell>
          <table:table-cell table:style-name="ce7" table:formula="of:=AVERAGE([.D13:.D17])" office:value-type="float" office:value="0.1809154" calcext:value-type="float">
            <text:p>0,1809154</text:p>
          </table:table-cell>
          <table:table-cell table:style-name="ce7" table:formula="of:=AVERAGE([.E13:.E17])" office:value-type="float" office:value="0.1483184" calcext:value-type="float">
            <text:p>0,1483184</text:p>
          </table:table-cell>
          <table:table-cell table:style-name="ce7" table:formula="of:=AVERAGE([.F13:.F17])" office:value-type="float" office:value="0.1390018" calcext:value-type="float">
            <text:p>0,1390018</text:p>
          </table:table-cell>
          <table:table-cell table:style-name="ce7" table:formula="of:=AVERAGE([.G13:.G17])" office:value-type="float" office:value="0.1398352" calcext:value-type="float">
            <text:p>0,1398352</text:p>
          </table:table-cell>
          <table:table-cell table:style-name="ce7" table:formula="of:=AVERAGE([.H13:.H17])" office:value-type="float" office:value="0.1189132" calcext:value-type="float">
            <text:p>0,118913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EFECTO BLANCO Y NEGRO – 4k – Tiempo Proceso</text:p>
          </table:table-cell>
          <table:covered-table-cell table:number-columns-repeated="2"/>
          <table:covered-table-cell table:number-columns-repeated="2" table:style-name="ce5"/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33059" calcext:value-type="float">
            <text:p>0,733059</text:p>
          </table:table-cell>
          <table:table-cell office:value-type="float" office:value="0.465274" calcext:value-type="float">
            <text:p>0,465274</text:p>
          </table:table-cell>
          <table:table-cell office:value-type="float" office:value="0.287908" calcext:value-type="float">
            <text:p>0,287908</text:p>
          </table:table-cell>
          <table:table-cell table:style-name="ce5" office:value-type="float" office:value="0.226559" calcext:value-type="float">
            <text:p>0,226559</text:p>
          </table:table-cell>
          <table:table-cell office:value-type="float" office:value="0.236878" calcext:value-type="float">
            <text:p>0,236878</text:p>
          </table:table-cell>
          <table:table-cell office:value-type="float" office:value="0.143539" calcext:value-type="float">
            <text:p>0,143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05722" calcext:value-type="float">
            <text:p>0,705722</text:p>
          </table:table-cell>
          <table:table-cell office:value-type="float" office:value="0.41032" calcext:value-type="float">
            <text:p>0,41032</text:p>
          </table:table-cell>
          <table:table-cell office:value-type="float" office:value="0.263995" calcext:value-type="float">
            <text:p>0,263995</text:p>
          </table:table-cell>
          <table:table-cell table:style-name="ce8" office:value-type="float" office:value="0.206279" calcext:value-type="float">
            <text:p>0,20628</text:p>
          </table:table-cell>
          <table:table-cell table:style-name="ce8" office:value-type="float" office:value="0.213063" calcext:value-type="float">
            <text:p>0,21306</text:p>
          </table:table-cell>
          <table:table-cell table:style-name="ce8" office:value-type="float" office:value="0.145618" calcext:value-type="float">
            <text:p>0,145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6261" calcext:value-type="float">
            <text:p>0,6261</text:p>
          </table:table-cell>
          <table:table-cell office:value-type="float" office:value="0.357282" calcext:value-type="float">
            <text:p>0,357282</text:p>
          </table:table-cell>
          <table:table-cell office:value-type="float" office:value="0.251055" calcext:value-type="float">
            <text:p>0,251055</text:p>
          </table:table-cell>
          <table:table-cell table:style-name="ce5" office:value-type="float" office:value="0.214283" calcext:value-type="float">
            <text:p>0,214283</text:p>
          </table:table-cell>
          <table:table-cell office:value-type="float" office:value="0.252327" calcext:value-type="float">
            <text:p>0,252327</text:p>
          </table:table-cell>
          <table:table-cell office:value-type="float" office:value="0.142041" calcext:value-type="float">
            <text:p>0,1420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15864" calcext:value-type="float">
            <text:p>0,715864</text:p>
          </table:table-cell>
          <table:table-cell office:value-type="float" office:value="0.360881" calcext:value-type="float">
            <text:p>0,360881</text:p>
          </table:table-cell>
          <table:table-cell office:value-type="float" office:value="0.246889" calcext:value-type="float">
            <text:p>0,246889</text:p>
          </table:table-cell>
          <table:table-cell table:style-name="ce5" office:value-type="float" office:value="0.206606" calcext:value-type="float">
            <text:p>0,206606</text:p>
          </table:table-cell>
          <table:table-cell office:value-type="float" office:value="0.205115" calcext:value-type="float">
            <text:p>0,205115</text:p>
          </table:table-cell>
          <table:table-cell office:value-type="float" office:value="0.144096" calcext:value-type="float">
            <text:p>0,1440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617651" calcext:value-type="float">
            <text:p>0,617651</text:p>
          </table:table-cell>
          <table:table-cell office:value-type="float" office:value="0.353761" calcext:value-type="float">
            <text:p>0,353761</text:p>
          </table:table-cell>
          <table:table-cell office:value-type="float" office:value="0.244083" calcext:value-type="float">
            <text:p>0,244083</text:p>
          </table:table-cell>
          <table:table-cell table:style-name="ce5" office:value-type="float" office:value="0.263909" calcext:value-type="float">
            <text:p>0,263909</text:p>
          </table:table-cell>
          <table:table-cell office:value-type="float" office:value="0.235992" calcext:value-type="float">
            <text:p>0,235992</text:p>
          </table:table-cell>
          <table:table-cell office:value-type="float" office:value="0.142695" calcext:value-type="float">
            <text:p>0,142695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C22:.C26])" office:value-type="float" office:value="0.6796792" calcext:value-type="float">
            <text:p>0,6796792</text:p>
          </table:table-cell>
          <table:table-cell table:style-name="ce7" table:formula="of:=AVERAGE([.D22:.D26])" office:value-type="float" office:value="0.3895036" calcext:value-type="float">
            <text:p>0,3895036</text:p>
          </table:table-cell>
          <table:table-cell table:style-name="ce7" table:formula="of:=AVERAGE([.E22:.E26])" office:value-type="float" office:value="0.258786" calcext:value-type="float">
            <text:p>0,258786</text:p>
          </table:table-cell>
          <table:table-cell table:style-name="ce7" table:formula="of:=AVERAGE([.F22:.F26])" office:value-type="float" office:value="0.2235272" calcext:value-type="float">
            <text:p>0,2235272</text:p>
          </table:table-cell>
          <table:table-cell table:style-name="ce7" table:formula="of:=AVERAGE([.G22:.G26])" office:value-type="float" office:value="0.228675" calcext:value-type="float">
            <text:p>0,228675</text:p>
          </table:table-cell>
          <table:table-cell table:style-name="ce7" table:formula="of:=AVERAGE([.H22:.H26])" office:value-type="float" office:value="0.1435978" calcext:value-type="float">
            <text:p>0,1435978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EFECTO BLANCO Y NEGRO – Tiempo de respuesta</text:p>
          </table:table-cell>
          <table:covered-table-cell table:number-columns-repeated="3" table:style-name="ce11"/>
          <table:table-cell/>
          <table:table-cell table:style-name="ce9" office:value-type="string" calcext:value-type="string" table:number-columns-spanned="4" table:number-rows-spanned="1">
            <text:p>EFECTO BLANCO Y NEGRO – SpeedUp</text:p>
          </table:table-cell>
          <table:covered-table-cell table:number-columns-repeated="3" table:style-name="ce11"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  <table:table-cell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</table:table-row>
        <table:table-row table:style-name="ro1">
          <table:table-cell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  <table:table-cell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4" table:formula="of:=[.C9]" office:value-type="float" office:value="0.1877186" calcext:value-type="float">
            <text:p>0,1877186</text:p>
          </table:table-cell>
          <table:table-cell table:style-name="ce16" table:formula="of:=[.C18]" office:value-type="float" office:value="0.2697476" calcext:value-type="float">
            <text:p>0,2697476</text:p>
          </table:table-cell>
          <table:table-cell table:style-name="ce16" table:formula="of:=[.C27]" office:value-type="float" office:value="0.6796792" calcext:value-type="float">
            <text:p>0,6796792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4" table:formula="of:=['Práctica 1 - Secuencial'.$E$9]/[.C34]" office:value-type="float" office:value="0.0639531724613331" calcext:value-type="float">
            <text:p>0,063953172461333</text:p>
          </table:table-cell>
          <table:table-cell table:style-name="ce16" table:formula="of:=[$'Práctica 1 - Secuencial'.$E$18]/[.D34]" office:value-type="float" office:value="0.0651401532395469" calcext:value-type="float">
            <text:p>0,065140153239547</text:p>
          </table:table-cell>
          <table:table-cell table:style-name="ce16" table:formula="of:=[$'Práctica 1 - Secuencial'.$E$27]/[.E34]" office:value-type="float" office:value="0.107150255591167" calcext:value-type="float">
            <text:p>0,107150255591167</text:p>
          </table:table-cell>
        </table:table-row>
        <table:table-row table:style-name="ro1">
          <table:table-cell/>
          <table:table-cell table:style-name="ce11" office:value-type="float" office:value="64" calcext:value-type="float">
            <text:p>64</text:p>
          </table:table-cell>
          <table:table-cell table:style-name="ce14" table:formula="of:=[.D9]" office:value-type="float" office:value="0.141844" calcext:value-type="float">
            <text:p>0,141844</text:p>
          </table:table-cell>
          <table:table-cell table:style-name="ce16" table:formula="of:=[.D18]" office:value-type="float" office:value="0.1809154" calcext:value-type="float">
            <text:p>0,1809154</text:p>
          </table:table-cell>
          <table:table-cell table:style-name="ce16" table:formula="of:=[.D27]" office:value-type="float" office:value="0.3895036" calcext:value-type="float">
            <text:p>0,3895036</text:p>
          </table:table-cell>
          <table:table-cell/>
          <table:table-cell table:style-name="ce11" office:value-type="float" office:value="64" calcext:value-type="float">
            <text:p>64</text:p>
          </table:table-cell>
          <table:table-cell table:style-name="ce14" table:formula="of:=['Práctica 1 - Secuencial'.$E$9]/[.C35]" office:value-type="float" office:value="0.0846366430726714" calcext:value-type="float">
            <text:p>0,084636643072671</text:p>
          </table:table-cell>
          <table:table-cell table:style-name="ce16" table:formula="of:=[$'Práctica 1 - Secuencial'.$E$18]/[.D35]" office:value-type="float" office:value="0.0971249545367614" calcext:value-type="float">
            <text:p>0,097124954536761</text:p>
          </table:table-cell>
          <table:table-cell table:style-name="ce16" table:formula="of:=[$'Práctica 1 - Secuencial'.$E$27]/[.E35]" office:value-type="float" office:value="0.186975935524088" calcext:value-type="float">
            <text:p>0,186975935524088</text:p>
          </table:table-cell>
        </table:table-row>
        <table:table-row table:style-name="ro1">
          <table:table-cell/>
          <table:table-cell table:style-name="ce11" office:value-type="float" office:value="128" calcext:value-type="float">
            <text:p>128</text:p>
          </table:table-cell>
          <table:table-cell table:style-name="ce14" table:formula="of:=[.E9]" office:value-type="float" office:value="0.123649" calcext:value-type="float">
            <text:p>0,123649</text:p>
          </table:table-cell>
          <table:table-cell table:style-name="ce16" table:formula="of:=[.E18]" office:value-type="float" office:value="0.1483184" calcext:value-type="float">
            <text:p>0,1483184</text:p>
          </table:table-cell>
          <table:table-cell table:style-name="ce16" table:formula="of:=[.E27]" office:value-type="float" office:value="0.258786" calcext:value-type="float">
            <text:p>0,258786</text:p>
          </table:table-cell>
          <table:table-cell/>
          <table:table-cell table:style-name="ce11" office:value-type="float" office:value="128" calcext:value-type="float">
            <text:p>128</text:p>
          </table:table-cell>
          <table:table-cell table:style-name="ce14" table:formula="of:=['Práctica 1 - Secuencial'.$E$9]/[.C36]" office:value-type="float" office:value="0.0970909590857993" calcext:value-type="float">
            <text:p>0,097090959085799</text:p>
          </table:table-cell>
          <table:table-cell table:style-name="ce16" table:formula="of:=[$'Práctica 1 - Secuencial'.$E$18]/[.D36]" office:value-type="float" office:value="0.118470803352787" calcext:value-type="float">
            <text:p>0,118470803352787</text:p>
          </table:table-cell>
          <table:table-cell table:style-name="ce16" table:formula="of:=[$'Práctica 1 - Secuencial'.$E$27]/[.E36]" office:value-type="float" office:value="0.281420942400284" calcext:value-type="float">
            <text:p>0,281420942400284</text:p>
          </table:table-cell>
        </table:table-row>
        <table:table-row table:style-name="ro1">
          <table:table-cell/>
          <table:table-cell table:style-name="ce11" office:value-type="float" office:value="512" calcext:value-type="float">
            <text:p>512</text:p>
          </table:table-cell>
          <table:table-cell table:style-name="ce14" table:formula="of:=[.F9]" office:value-type="float" office:value="0.1232596" calcext:value-type="float">
            <text:p>0,1232596</text:p>
          </table:table-cell>
          <table:table-cell table:style-name="ce16" table:formula="of:=[.F18]" office:value-type="float" office:value="0.1390018" calcext:value-type="float">
            <text:p>0,1390018</text:p>
          </table:table-cell>
          <table:table-cell table:style-name="ce16" table:formula="of:=[.F27]" office:value-type="float" office:value="0.2235272" calcext:value-type="float">
            <text:p>0,2235272</text:p>
          </table:table-cell>
          <table:table-cell/>
          <table:table-cell table:style-name="ce11" office:value-type="float" office:value="512" calcext:value-type="float">
            <text:p>512</text:p>
          </table:table-cell>
          <table:table-cell table:style-name="ce14" table:formula="of:=['Práctica 1 - Secuencial'.$E$9]/[.C37]" office:value-type="float" office:value="0.0973976874823543" calcext:value-type="float">
            <text:p>0,097397687482354</text:p>
          </table:table-cell>
          <table:table-cell table:style-name="ce16" table:formula="of:=[$'Práctica 1 - Secuencial'.$E$18]/[.D37]" office:value-type="float" office:value="0.12641131265926" calcext:value-type="float">
            <text:p>0,12641131265926</text:p>
          </table:table-cell>
          <table:table-cell table:style-name="ce16" table:formula="of:=[$'Práctica 1 - Secuencial'.$E$27]/[.E37]" office:value-type="float" office:value="0.325811802769417" calcext:value-type="float">
            <text:p>0,325811802769417</text:p>
          </table:table-cell>
        </table:table-row>
        <table:table-row table:style-name="ro1">
          <table:table-cell/>
          <table:table-cell table:style-name="ce11" office:value-type="float" office:value="1024" calcext:value-type="float">
            <text:p>1024</text:p>
          </table:table-cell>
          <table:table-cell table:style-name="ce14" table:formula="of:=[.G9]" office:value-type="float" office:value="0.1259826" calcext:value-type="float">
            <text:p>0,1259826</text:p>
          </table:table-cell>
          <table:table-cell table:style-name="ce16" table:formula="of:=[.G18]" office:value-type="float" office:value="0.1398352" calcext:value-type="float">
            <text:p>0,1398352</text:p>
          </table:table-cell>
          <table:table-cell table:style-name="ce16" table:formula="of:=[.G27]" office:value-type="float" office:value="0.228675" calcext:value-type="float">
            <text:p>0,228675</text:p>
          </table:table-cell>
          <table:table-cell/>
          <table:table-cell table:style-name="ce11" office:value-type="float" office:value="1024" calcext:value-type="float">
            <text:p>1024</text:p>
          </table:table-cell>
          <table:table-cell table:style-name="ce14" table:formula="of:=['Práctica 1 - Secuencial'.$E$9]/[.C38]" office:value-type="float" office:value="0.0952925245232278" calcext:value-type="float">
            <text:p>0,095292524523228</text:p>
          </table:table-cell>
          <table:table-cell table:style-name="ce16" table:formula="of:=[$'Práctica 1 - Secuencial'.$E$18]/[.D38]" office:value-type="float" office:value="0.125657917319816" calcext:value-type="float">
            <text:p>0,125657917319816</text:p>
          </table:table-cell>
          <table:table-cell table:style-name="ce16" table:formula="of:=[$'Práctica 1 - Secuencial'.$E$27]/[.E38]" office:value-type="float" office:value="0.318477314966656" calcext:value-type="float">
            <text:p>0,318477314966656</text:p>
          </table:table-cell>
        </table:table-row>
        <table:table-row table:style-name="ro1">
          <table:table-cell/>
          <table:table-cell table:style-name="ce11" office:value-type="float" office:value="2048" calcext:value-type="float">
            <text:p>2048</text:p>
          </table:table-cell>
          <table:table-cell table:style-name="ce14" table:formula="of:=[.H9]" office:value-type="float" office:value="0.1152092" calcext:value-type="float">
            <text:p>0,1152092</text:p>
          </table:table-cell>
          <table:table-cell table:style-name="ce16" table:formula="of:=[.H18]" office:value-type="float" office:value="0.1189132" calcext:value-type="float">
            <text:p>0,1189132</text:p>
          </table:table-cell>
          <table:table-cell table:style-name="ce16" table:formula="of:=[.H27]" office:value-type="float" office:value="0.1435978" calcext:value-type="float">
            <text:p>0,1435978</text:p>
          </table:table-cell>
          <table:table-cell/>
          <table:table-cell table:style-name="ce11" office:value-type="float" office:value="2048" calcext:value-type="float">
            <text:p>2048</text:p>
          </table:table-cell>
          <table:table-cell table:style-name="ce14" table:formula="of:=['Práctica 1 - Secuencial'.$E$9]/[.C39]" office:value-type="float" office:value="0.104203483749562" calcext:value-type="float">
            <text:p>0,104203483749562</text:p>
          </table:table-cell>
          <table:table-cell table:style-name="ce16" table:formula="of:=[$'Práctica 1 - Secuencial'.$E$18]/[.D39]" office:value-type="float" office:value="0.147766606230427" calcext:value-type="float">
            <text:p>0,147766606230427</text:p>
          </table:table-cell>
          <table:table-cell table:style-name="ce16" table:formula="of:=[$'Práctica 1 - Secuencial'.$E$27]/[.E39]" office:value-type="float" office:value="0.507165151555247" calcext:value-type="float">
            <text:p>0,507165151555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4:59:46.6358911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9:59:43.375823010</meta:creation-date>
    <meta:generator>LibreOffice/6.4.7.2$Linux_X86_64 LibreOffice_project/40$Build-2</meta:generator>
    <dc:date>2022-01-07T15:46:25.919297793</dc:date>
    <meta:editing-duration>PT46M13S</meta:editing-duration>
    <meta:editing-cycles>6</meta:editing-cycles>
    <meta:document-statistic meta:table-count="3" meta:cell-count="751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title svg:x="2.852cm" svg:y="0.316cm" chart:style-name="ch2">
          <text:p>Tiempos de respuesta - Efecto Blur con Hilos OMP</text:p>
        </chart:title>
        <chart:legend chart:legend-position="end" svg:x="13.735cm" svg:y="3.705cm" style:legend-expansion="high" chart:style-name="ch3"/>
        <chart:plot-area chart:style-name="ch4" table:cell-range-address="'Práctica 2 - Omp'.H34:'Práctica 2 - Omp'.K37 'Práctica 2 - Omp'.I33:'Práctica 2 - Omp'.K33" chart:data-source-has-labels="row" svg:x="1.331cm" svg:y="1.275cm" svg:width="12.084cm" svg:height="6.569cm">
          <chartooo:coordinate-region svg:x="2.243cm" svg:y="1.475cm" svg:width="10.985cm" svg:height="5.722cm"/>
          <chart:axis chart:dimension="x" chart:name="primary-x" chart:style-name="ch5">
            <chart:title svg:x="6.099cm" svg:y="8.024cm" chart:style-name="ch6">
              <text:p>Número de Hilos</text:p>
            </chart:title>
          </chart:axis>
          <chart:axis chart:dimension="y" chart:name="primary-y" chart:style-name="ch5">
            <chart:title svg:x="0.451cm" svg:y="6.363cm" chart:style-name="ch7">
              <text:p>Tiempo de respuesta (s)</text:p>
            </chart:title>
            <chart:grid chart:style-name="ch8" chart:class="major"/>
          </chart:axis>
          <chart:series chart:style-name="ch9" chart:values-cell-range-address="'Práctica 2 - Omp'.I34:'Práctica 2 - Omp'.I37" chart:label-cell-address="'Práctica 2 - Omp'.I33:'Práctica 2 - Omp'.I33" chart:class="chart:scatter">
            <chart:domain table:cell-range-address="'Práctica 2 - Omp'.H34:'Práctica 2 - Omp'.H37"/>
            <chart:data-point chart:repeated="4"/>
          </chart:series>
          <chart:series chart:style-name="ch10" chart:values-cell-range-address="'Práctica 2 - Omp'.J34:'Práctica 2 - Omp'.J37" chart:label-cell-address="'Práctica 2 - Omp'.J33:'Práctica 2 - Omp'.J33" chart:class="chart:scatter">
            <chart:data-point chart:repeated="4"/>
          </chart:series>
          <chart:series chart:style-name="ch11" chart:values-cell-range-address="'Práctica 2 - Omp'.K34:'Práctica 2 - Omp'.K37" chart:label-cell-address="'Práctica 2 - Omp'.K33:'Práctica 2 - Omp'.K3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720p</text:p>
                <draw:g>
                  <svg:desc>'Práctica 2 - Omp'.I33:'Práctica 2 - Omp'.I33</svg:desc>
                </draw:g>
              </table:table-cell>
              <table:table-cell office:value-type="string">
                <text:p>1080p</text:p>
                <draw:g>
                  <svg:desc>'Práctica 2 - Omp'.J33:'Práctica 2 - Omp'.J33</svg:desc>
                </draw:g>
              </table:table-cell>
              <table:table-cell office:value-type="string">
                <text:p>4k</text:p>
                <draw:g>
                  <svg:desc>'Práctica 2 - Omp'.K33:'Práctica 2 - Omp'.K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Práctica 2 - Omp'.H34:'Práctica 2 - Omp'.H37</svg:desc>
                </draw:g>
              </table:table-cell>
              <table:table-cell office:value-type="float" office:value="0.014773">
                <text:p>0.014773</text:p>
                <draw:g>
                  <svg:desc>'Práctica 2 - Omp'.I34:'Práctica 2 - Omp'.I37</svg:desc>
                </draw:g>
              </table:table-cell>
              <table:table-cell office:value-type="float" office:value="0.0334646">
                <text:p>0.0334646</text:p>
                <draw:g>
                  <svg:desc>'Práctica 2 - Omp'.J34:'Práctica 2 - Omp'.J37</svg:desc>
                </draw:g>
              </table:table-cell>
              <table:table-cell office:value-type="float" office:value="0.1373894">
                <text:p>0.1373894</text:p>
                <draw:g>
                  <svg:desc>'Práctica 2 - Omp'.K34:'Práctica 2 - Omp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73794">
                <text:p>0.0073794</text:p>
              </table:table-cell>
              <table:table-cell office:value-type="float" office:value="0.0171788">
                <text:p>0.0171788</text:p>
              </table:table-cell>
              <table:table-cell office:value-type="float" office:value="0.0783828">
                <text:p>0.0783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85384">
                <text:p>0.0085384</text:p>
              </table:table-cell>
              <table:table-cell office:value-type="float" office:value="0.0160506">
                <text:p>0.0160506</text:p>
              </table:table-cell>
              <table:table-cell office:value-type="float" office:value="0.0779176">
                <text:p>0.0779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7609">
                <text:p>0.007609</text:p>
              </table:table-cell>
              <table:table-cell office:value-type="float" office:value="0.017067">
                <text:p>0.017067</text:p>
              </table:table-cell>
              <table:table-cell office:value-type="float" office:value="0.0732116">
                <text:p>0.0732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1.727cm" svg:y="0.316cm" chart:style-name="ch2">
          <text:p>Tiempos de respuesta - Efecto Blanco y Negro con Hilos OMP</text:p>
        </chart:title>
        <chart:legend chart:legend-position="end" svg:x="13.734cm" svg:y="3.705cm" style:legend-expansion="high" chart:style-name="ch3"/>
        <chart:plot-area chart:style-name="ch4" table:cell-range-address="'Práctica 2 - Omp'.B33:'Práctica 2 - Omp'.E37" chart:data-source-has-labels="both" svg:x="1.331cm" svg:y="1.275cm" svg:width="12.083cm" svg:height="6.569cm">
          <chartooo:coordinate-region svg:x="2.429cm" svg:y="1.475cm" svg:width="10.798cm" svg:height="5.722cm"/>
          <chart:axis chart:dimension="x" chart:name="primary-x" chart:style-name="ch5" chartooo:axis-type="auto">
            <chart:title svg:x="6.098cm" svg:y="8.024cm" chart:style-name="ch6">
              <text:p>Número de Hilos</text:p>
            </chart:title>
            <chart:categories table:cell-range-address="'Práctica 2 - Omp'.B34:'Práctica 2 - Omp'.B37"/>
          </chart:axis>
          <chart:axis chart:dimension="y" chart:name="primary-y" chart:style-name="ch5">
            <chart:title svg:x="0.451cm" svg:y="6.363cm" chart:style-name="ch7">
              <text:p>Tiempo de respuesta (s)</text:p>
            </chart:title>
            <chart:grid chart:style-name="ch8" chart:class="major"/>
          </chart:axis>
          <chart:series chart:style-name="ch9" chart:values-cell-range-address="'Práctica 2 - Omp'.C34:'Práctica 2 - Omp'.C37" chart:label-cell-address="'Práctica 2 - Omp'.C33:'Práctica 2 - Omp'.C33" chart:class="chart:scatter">
            <chart:domain table:cell-range-address="'Práctica 2 - Omp'.B34:'Práctica 2 - Omp'.B37"/>
            <chart:data-point chart:repeated="4"/>
          </chart:series>
          <chart:series chart:style-name="ch10" chart:values-cell-range-address="'Práctica 2 - Omp'.D34:'Práctica 2 - Omp'.D37" chart:label-cell-address="'Práctica 2 - Omp'.D33:'Práctica 2 - Omp'.D33" chart:class="chart:scatter">
            <chart:data-point chart:repeated="4"/>
          </chart:series>
          <chart:series chart:style-name="ch11" chart:values-cell-range-address="'Práctica 2 - Omp'.E34:'Práctica 2 - Omp'.E37" chart:label-cell-address="'Práctica 2 - Omp'.E33:'Práctica 2 - Omp'.E3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720p</text:p>
                <draw:g>
                  <svg:desc>'Práctica 2 - Omp'.C33:'Práctica 2 - Omp'.C33</svg:desc>
                </draw:g>
              </table:table-cell>
              <table:table-cell office:value-type="string">
                <text:p>1080p</text:p>
                <draw:g>
                  <svg:desc>'Práctica 2 - Omp'.D33:'Práctica 2 - Omp'.D33</svg:desc>
                </draw:g>
              </table:table-cell>
              <table:table-cell office:value-type="string">
                <text:p>4k</text:p>
                <draw:g>
                  <svg:desc>'Práctica 2 - Omp'.E33:'Práctica 2 - Omp'.E3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ráctica 2 - Omp'.B34:'Práctica 2 - Omp'.B37</svg:desc>
                </draw:g>
              </table:table-cell>
              <table:table-cell office:value-type="float" office:value="2">
                <text:p>2</text:p>
                <draw:g>
                  <svg:desc>'Práctica 2 - Omp'.B34:'Práctica 2 - Omp'.B37</svg:desc>
                </draw:g>
              </table:table-cell>
              <table:table-cell office:value-type="float" office:value="0.0036616">
                <text:p>0.0036616</text:p>
                <draw:g>
                  <svg:desc>'Práctica 2 - Omp'.C34:'Práctica 2 - Omp'.C37</svg:desc>
                </draw:g>
              </table:table-cell>
              <table:table-cell office:value-type="float" office:value="0.0085168">
                <text:p>0.0085168</text:p>
                <draw:g>
                  <svg:desc>'Práctica 2 - Omp'.D34:'Práctica 2 - Omp'.D37</svg:desc>
                </draw:g>
              </table:table-cell>
              <table:table-cell office:value-type="float" office:value="0.03317">
                <text:p>0.03317</text:p>
                <draw:g>
                  <svg:desc>'Práctica 2 - Omp'.E34:'Práctica 2 - Omp'.E3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2198">
                <text:p>0.002198</text:p>
              </table:table-cell>
              <table:table-cell office:value-type="float" office:value="0.0054228">
                <text:p>0.0054228</text:p>
              </table:table-cell>
              <table:table-cell office:value-type="float" office:value="0.0174062">
                <text:p>0.01740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18064">
                <text:p>0.0018064</text:p>
              </table:table-cell>
              <table:table-cell office:value-type="float" office:value="0.0041178">
                <text:p>0.0041178</text:p>
              </table:table-cell>
              <table:table-cell office:value-type="float" office:value="0.017103">
                <text:p>0.0171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20878">
                <text:p>0.0020878</text:p>
              </table:table-cell>
              <table:table-cell office:value-type="float" office:value="0.0044038">
                <text:p>0.0044038</text:p>
              </table:table-cell>
              <table:table-cell office:value-type="float" office:value="0.0168556">
                <text:p>0.0168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22cm" svg:y="0.316cm" chart:style-name="ch2">
          <text:p>SpeedUp - Efecto Blanco y Negro con Hilos OMP</text:p>
        </chart:title>
        <chart:legend chart:legend-position="end" svg:x="13.73cm" svg:y="3.703cm" style:legend-expansion="high" chart:style-name="ch3"/>
        <chart:plot-area chart:style-name="ch4" table:cell-range-address="'Práctica 2 - Omp'.B41:'Práctica 2 - Omp'.E45" chart:data-source-has-labels="both" svg:x="1.331cm" svg:y="1.275cm" svg:width="12.079cm" svg:height="6.564cm">
          <chartooo:coordinate-region svg:x="1.767cm" svg:y="1.474cm" svg:width="11.457cm" svg:height="5.718cm"/>
          <chart:axis chart:dimension="x" chart:name="primary-x" chart:style-name="ch5" chartooo:axis-type="auto">
            <chart:title svg:x="6.175cm" svg:y="8.019cm" chart:style-name="ch6">
              <text:p>Número de Hilo</text:p>
            </chart:title>
            <chart:categories table:cell-range-address="'Práctica 2 - Omp'.B42:'Práctica 2 - Omp'.B45"/>
          </chart:axis>
          <chart:axis chart:dimension="y" chart:name="primary-y" chart:style-name="ch5">
            <chart:title svg:x="0.451cm" svg:y="5.302cm" chart:style-name="ch7">
              <text:p>SpeedUp</text:p>
            </chart:title>
            <chart:grid chart:style-name="ch8" chart:class="major"/>
          </chart:axis>
          <chart:series chart:style-name="ch9" chart:values-cell-range-address="'Práctica 2 - Omp'.C42:'Práctica 2 - Omp'.C45" chart:label-cell-address="'Práctica 2 - Omp'.C41:'Práctica 2 - Omp'.C41" chart:class="chart:scatter">
            <chart:domain table:cell-range-address="'Práctica 2 - Omp'.B42:'Práctica 2 - Omp'.B45"/>
            <chart:data-point chart:repeated="4"/>
          </chart:series>
          <chart:series chart:style-name="ch10" chart:values-cell-range-address="'Práctica 2 - Omp'.D42:'Práctica 2 - Omp'.D45" chart:label-cell-address="'Práctica 2 - Omp'.D41:'Práctica 2 - Omp'.D41" chart:class="chart:scatter">
            <chart:data-point chart:repeated="4"/>
          </chart:series>
          <chart:series chart:style-name="ch11" chart:values-cell-range-address="'Práctica 2 - Omp'.E42:'Práctica 2 - Omp'.E45" chart:label-cell-address="'Práctica 2 - Omp'.E41:'Práctica 2 - Omp'.E4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720p</text:p>
                <draw:g>
                  <svg:desc>'Práctica 2 - Omp'.C41:'Práctica 2 - Omp'.C41</svg:desc>
                </draw:g>
              </table:table-cell>
              <table:table-cell office:value-type="string">
                <text:p>1080p</text:p>
                <draw:g>
                  <svg:desc>'Práctica 2 - Omp'.D41:'Práctica 2 - Omp'.D41</svg:desc>
                </draw:g>
              </table:table-cell>
              <table:table-cell office:value-type="string">
                <text:p>4k</text:p>
                <draw:g>
                  <svg:desc>'Práctica 2 - Omp'.E41:'Práctica 2 - Omp'.E4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ráctica 2 - Omp'.B42:'Práctica 2 - Omp'.B45</svg:desc>
                </draw:g>
              </table:table-cell>
              <table:table-cell office:value-type="float" office:value="2">
                <text:p>2</text:p>
                <draw:g>
                  <svg:desc>'Práctica 2 - Omp'.B42:'Práctica 2 - Omp'.B45</svg:desc>
                </draw:g>
              </table:table-cell>
              <table:table-cell office:value-type="float" office:value="3.27867598863885">
                <text:p>3.27867598863885</text:p>
                <draw:g>
                  <svg:desc>'Práctica 2 - Omp'.C42:'Práctica 2 - Omp'.C45</svg:desc>
                </draw:g>
              </table:table-cell>
              <table:table-cell office:value-type="float" office:value="2.0631457824535">
                <text:p>2.0631457824535</text:p>
                <draw:g>
                  <svg:desc>'Práctica 2 - Omp'.D42:'Práctica 2 - Omp'.D45</svg:desc>
                </draw:g>
              </table:table-cell>
              <table:table-cell office:value-type="float" office:value="2.19559240277359">
                <text:p>2.19559240277359</text:p>
                <draw:g>
                  <svg:desc>'Práctica 2 - Omp'.E42:'Práctica 2 - Omp'.E4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46187443130118">
                <text:p>5.46187443130118</text:p>
              </table:table-cell>
              <table:table-cell office:value-type="float" office:value="3.24028177325367">
                <text:p>3.24028177325367</text:p>
              </table:table-cell>
              <table:table-cell office:value-type="float" office:value="4.18401489124565">
                <text:p>4.184014891245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4592559787422">
                <text:p>6.64592559787422</text:p>
              </table:table-cell>
              <table:table-cell office:value-type="float" office:value="4.26718150468697">
                <text:p>4.26718150468697</text:p>
              </table:table-cell>
              <table:table-cell office:value-type="float" office:value="4.2581886218792">
                <text:p>4.25818862187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7501676405786">
                <text:p>5.7501676405786</text:p>
              </table:table-cell>
              <table:table-cell office:value-type="float" office:value="3.99005404423452">
                <text:p>3.99005404423452</text:p>
              </table:table-cell>
              <table:table-cell office:value-type="float" office:value="4.3206886732006">
                <text:p>4.3206886732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46cm" svg:y="0.316cm" chart:style-name="ch2">
          <text:p>SpeedUp - Efecto Blur con Hilos OMP</text:p>
        </chart:title>
        <chart:legend chart:legend-position="end" svg:x="13.73cm" svg:y="3.703cm" style:legend-expansion="high" chart:style-name="ch3"/>
        <chart:plot-area chart:style-name="ch4" table:cell-range-address="'Práctica 2 - Omp'.H42:'Práctica 2 - Omp'.K45 'Práctica 2 - Omp'.I41:'Práctica 2 - Omp'.K41" chart:data-source-has-labels="row" svg:x="1.331cm" svg:y="1.275cm" svg:width="12.079cm" svg:height="6.564cm">
          <chartooo:coordinate-region svg:x="2.058cm" svg:y="1.474cm" svg:width="11.165cm" svg:height="5.718cm"/>
          <chart:axis chart:dimension="x" chart:name="primary-x" chart:style-name="ch5">
            <chart:title svg:x="6.096cm" svg:y="8.019cm" chart:style-name="ch6">
              <text:p>Número de Hilos</text:p>
            </chart:title>
          </chart:axis>
          <chart:axis chart:dimension="y" chart:name="primary-y" chart:style-name="ch5">
            <chart:title svg:x="0.451cm" svg:y="5.302cm" chart:style-name="ch7">
              <text:p>SpeedUp</text:p>
            </chart:title>
            <chart:grid chart:style-name="ch8" chart:class="major"/>
          </chart:axis>
          <chart:series chart:style-name="ch9" chart:values-cell-range-address="'Práctica 2 - Omp'.I42:'Práctica 2 - Omp'.I45" chart:label-cell-address="'Práctica 2 - Omp'.I41:'Práctica 2 - Omp'.I41" chart:class="chart:scatter">
            <chart:domain table:cell-range-address="'Práctica 2 - Omp'.H42:'Práctica 2 - Omp'.H45"/>
            <chart:data-point chart:repeated="4"/>
          </chart:series>
          <chart:series chart:style-name="ch10" chart:values-cell-range-address="'Práctica 2 - Omp'.J42:'Práctica 2 - Omp'.J45" chart:label-cell-address="'Práctica 2 - Omp'.J41:'Práctica 2 - Omp'.J41" chart:class="chart:scatter">
            <chart:data-point chart:repeated="4"/>
          </chart:series>
          <chart:series chart:style-name="ch11" chart:values-cell-range-address="'Práctica 2 - Omp'.K42:'Práctica 2 - Omp'.K45" chart:label-cell-address="'Práctica 2 - Omp'.K41:'Práctica 2 - Omp'.K4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720p</text:p>
                <draw:g>
                  <svg:desc>'Práctica 2 - Omp'.I41:'Práctica 2 - Omp'.I41</svg:desc>
                </draw:g>
              </table:table-cell>
              <table:table-cell office:value-type="string">
                <text:p>1080p</text:p>
                <draw:g>
                  <svg:desc>'Práctica 2 - Omp'.J41:'Práctica 2 - Omp'.J41</svg:desc>
                </draw:g>
              </table:table-cell>
              <table:table-cell office:value-type="string">
                <text:p>4k</text:p>
                <draw:g>
                  <svg:desc>'Práctica 2 - Omp'.K41:'Práctica 2 - Omp'.K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Práctica 2 - Omp'.H42:'Práctica 2 - Omp'.H45</svg:desc>
                </draw:g>
              </table:table-cell>
              <table:table-cell office:value-type="float" office:value="2.23747376971502">
                <text:p>2.23747376971502</text:p>
                <draw:g>
                  <svg:desc>'Práctica 2 - Omp'.I42:'Práctica 2 - Omp'.I45</svg:desc>
                </draw:g>
              </table:table-cell>
              <table:table-cell office:value-type="float" office:value="2.14269407074939">
                <text:p>2.14269407074939</text:p>
                <draw:g>
                  <svg:desc>'Práctica 2 - Omp'.J42:'Práctica 2 - Omp'.J45</svg:desc>
                </draw:g>
              </table:table-cell>
              <table:table-cell office:value-type="float" office:value="2.02600346169355">
                <text:p>2.02600346169355</text:p>
                <draw:g>
                  <svg:desc>'Práctica 2 - Omp'.K42:'Práctica 2 - Omp'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479253055804">
                <text:p>4.479253055804</text:p>
              </table:table-cell>
              <table:table-cell office:value-type="float" office:value="4.17400516916199">
                <text:p>4.17400516916199</text:p>
              </table:table-cell>
              <table:table-cell office:value-type="float" office:value="3.55117959552351">
                <text:p>3.55117959552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87124051344514">
                <text:p>3.87124051344514</text:p>
              </table:table-cell>
              <table:table-cell office:value-type="float" office:value="4.46739685743835">
                <text:p>4.46739685743835</text:p>
              </table:table-cell>
              <table:table-cell office:value-type="float" office:value="3.5723815928622">
                <text:p>3.5723815928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34409252201341">
                <text:p>4.34409252201341</text:p>
              </table:table-cell>
              <table:table-cell office:value-type="float" office:value="4.2013476299291">
                <text:p>4.2013476299291</text:p>
              </table:table-cell>
              <table:table-cell office:value-type="float" office:value="3.80201224942495">
                <text:p>3.802012249424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19cm" svg:y="0.316cm" chart:style-name="ch2">
          <text:p>Tiempo de respuesta - Blanco y Negro CUDA</text:p>
        </chart:title>
        <chart:legend chart:legend-position="end" svg:x="13.73cm" svg:y="3.703cm" style:legend-expansion="high" chart:style-name="ch3"/>
        <chart:plot-area chart:style-name="ch4" table:cell-range-address="'Práctica 3 - CUDA'.B33:'Práctica 3 - CUDA'.E39" chart:data-source-has-labels="row" svg:x="1.331cm" svg:y="1.275cm" svg:width="12.079cm" svg:height="6.564cm">
          <chartooo:coordinate-region svg:x="2.058cm" svg:y="1.474cm" svg:width="10.98cm" svg:height="5.718cm"/>
          <chart:axis chart:dimension="x" chart:name="primary-x" chart:style-name="ch5">
            <chart:title svg:x="6.096cm" svg:y="8.019cm" chart:style-name="ch6">
              <text:p>Número de Hilos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'Práctica 3 - CUDA'.C34:'Práctica 3 - CUDA'.C39" chart:label-cell-address="'Práctica 3 - CUDA'.C33:'Práctica 3 - CUDA'.C33" chart:class="chart:scatter">
            <chart:domain table:cell-range-address="'Práctica 3 - CUDA'.B34:'Práctica 3 - CUDA'.B39"/>
            <chart:data-point chart:repeated="6"/>
          </chart:series>
          <chart:series chart:style-name="ch10" chart:values-cell-range-address="'Práctica 3 - CUDA'.D34:'Práctica 3 - CUDA'.D39" chart:label-cell-address="'Práctica 3 - CUDA'.D33:'Práctica 3 - CUDA'.D33" chart:class="chart:scatter">
            <chart:data-point chart:repeated="6"/>
          </chart:series>
          <chart:series chart:style-name="ch11" chart:values-cell-range-address="'Práctica 3 - CUDA'.E34:'Práctica 3 - CUDA'.E39" chart:label-cell-address="'Práctica 3 - CUDA'.E33:'Práctica 3 - CUDA'.E33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720p</text:p>
                <draw:g>
                  <svg:desc>'Práctica 3 - CUDA'.C33:'Práctica 3 - CUDA'.C33</svg:desc>
                </draw:g>
              </table:table-cell>
              <table:table-cell office:value-type="string">
                <text:p>1080p</text:p>
                <draw:g>
                  <svg:desc>'Práctica 3 - CUDA'.D33:'Práctica 3 - CUDA'.D33</svg:desc>
                </draw:g>
              </table:table-cell>
              <table:table-cell office:value-type="string">
                <text:p>4k</text:p>
                <draw:g>
                  <svg:desc>'Práctica 3 - CUDA'.E33:'Práctica 3 - CUDA'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Práctica 3 - CUDA'.B34:'Práctica 3 - CUDA'.B39</svg:desc>
                </draw:g>
              </table:table-cell>
              <table:table-cell office:value-type="float" office:value="0.1877186">
                <text:p>0.1877186</text:p>
                <draw:g>
                  <svg:desc>'Práctica 3 - CUDA'.C34:'Práctica 3 - CUDA'.C39</svg:desc>
                </draw:g>
              </table:table-cell>
              <table:table-cell office:value-type="float" office:value="0.2697476">
                <text:p>0.2697476</text:p>
                <draw:g>
                  <svg:desc>'Práctica 3 - CUDA'.D34:'Práctica 3 - CUDA'.D39</svg:desc>
                </draw:g>
              </table:table-cell>
              <table:table-cell office:value-type="float" office:value="0.6796792">
                <text:p>0.6796792</text:p>
                <draw:g>
                  <svg:desc>'Práctica 3 - CUDA'.E34:'Práctica 3 - CUDA'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141844">
                <text:p>0.141844</text:p>
              </table:table-cell>
              <table:table-cell office:value-type="float" office:value="0.1809154">
                <text:p>0.1809154</text:p>
              </table:table-cell>
              <table:table-cell office:value-type="float" office:value="0.3895036">
                <text:p>0.3895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123649">
                <text:p>0.123649</text:p>
              </table:table-cell>
              <table:table-cell office:value-type="float" office:value="0.1483184">
                <text:p>0.1483184</text:p>
              </table:table-cell>
              <table:table-cell office:value-type="float" office:value="0.258786">
                <text:p>0.258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1232596">
                <text:p>0.1232596</text:p>
              </table:table-cell>
              <table:table-cell office:value-type="float" office:value="0.1390018">
                <text:p>0.1390018</text:p>
              </table:table-cell>
              <table:table-cell office:value-type="float" office:value="0.2235272">
                <text:p>0.2235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1259826">
                <text:p>0.1259826</text:p>
              </table:table-cell>
              <table:table-cell office:value-type="float" office:value="0.1398352">
                <text:p>0.1398352</text:p>
              </table:table-cell>
              <table:table-cell office:value-type="float" office:value="0.228675">
                <text:p>0.228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0.1152092">
                <text:p>0.1152092</text:p>
              </table:table-cell>
              <table:table-cell office:value-type="float" office:value="0.1189132">
                <text:p>0.1189132</text:p>
              </table:table-cell>
              <table:table-cell office:value-type="float" office:value="0.1435978">
                <text:p>0.1435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6cm" chart:style-name="ch2">
          <text:p>SpeedUp - Blanco y Negro CUDA</text:p>
        </chart:title>
        <chart:legend chart:legend-position="end" svg:x="13.73cm" svg:y="3.703cm" style:legend-expansion="high" chart:style-name="ch3"/>
        <chart:plot-area chart:style-name="ch4" table:cell-range-address="'Práctica 3 - CUDA'.G33:'Práctica 3 - CUDA'.J39" chart:data-source-has-labels="row" svg:x="1.331cm" svg:y="1.275cm" svg:width="12.079cm" svg:height="6.564cm">
          <chartooo:coordinate-region svg:x="2.058cm" svg:y="1.475cm" svg:width="10.98cm" svg:height="5.717cm"/>
          <chart:axis chart:dimension="x" chart:name="primary-x" chart:style-name="ch5">
            <chart:title svg:x="6.096cm" svg:y="8.019cm" chart:style-name="ch6">
              <text:p>Número de Hilos</text:p>
            </chart:title>
          </chart:axis>
          <chart:axis chart:dimension="y" chart:name="primary-y" chart:style-name="ch5">
            <chart:title svg:x="0.451cm" svg:y="5.302cm" chart:style-name="ch7">
              <text:p>SpeedUp</text:p>
            </chart:title>
            <chart:grid chart:style-name="ch8" chart:class="major"/>
          </chart:axis>
          <chart:series chart:style-name="ch9" chart:values-cell-range-address="'Práctica 3 - CUDA'.H34:'Práctica 3 - CUDA'.H39" chart:label-cell-address="'Práctica 3 - CUDA'.H33:'Práctica 3 - CUDA'.H33" chart:class="chart:scatter">
            <chart:domain table:cell-range-address="'Práctica 3 - CUDA'.G34:'Práctica 3 - CUDA'.G39"/>
            <chart:data-point chart:repeated="6"/>
          </chart:series>
          <chart:series chart:style-name="ch10" chart:values-cell-range-address="'Práctica 3 - CUDA'.I34:'Práctica 3 - CUDA'.I39" chart:label-cell-address="'Práctica 3 - CUDA'.I33:'Práctica 3 - CUDA'.I33" chart:class="chart:scatter">
            <chart:data-point chart:repeated="6"/>
          </chart:series>
          <chart:series chart:style-name="ch11" chart:values-cell-range-address="'Práctica 3 - CUDA'.J34:'Práctica 3 - CUDA'.J39" chart:label-cell-address="'Práctica 3 - CUDA'.J33:'Práctica 3 - CUDA'.J33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720p</text:p>
                <draw:g>
                  <svg:desc>'Práctica 3 - CUDA'.H33:'Práctica 3 - CUDA'.H33</svg:desc>
                </draw:g>
              </table:table-cell>
              <table:table-cell office:value-type="string">
                <text:p>1080p</text:p>
                <draw:g>
                  <svg:desc>'Práctica 3 - CUDA'.I33:'Práctica 3 - CUDA'.I33</svg:desc>
                </draw:g>
              </table:table-cell>
              <table:table-cell office:value-type="string">
                <text:p>4k</text:p>
                <draw:g>
                  <svg:desc>'Práctica 3 - CUDA'.J33:'Práctica 3 - CUDA'.J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Práctica 3 - CUDA'.G34:'Práctica 3 - CUDA'.G39</svg:desc>
                </draw:g>
              </table:table-cell>
              <table:table-cell office:value-type="float" office:value="0.0639531724613331">
                <text:p>0.0639531724613331</text:p>
                <draw:g>
                  <svg:desc>'Práctica 3 - CUDA'.H34:'Práctica 3 - CUDA'.H39</svg:desc>
                </draw:g>
              </table:table-cell>
              <table:table-cell office:value-type="float" office:value="0.0651401532395469">
                <text:p>0.0651401532395469</text:p>
                <draw:g>
                  <svg:desc>'Práctica 3 - CUDA'.I34:'Práctica 3 - CUDA'.I39</svg:desc>
                </draw:g>
              </table:table-cell>
              <table:table-cell office:value-type="float" office:value="0.107150255591167">
                <text:p>0.107150255591167</text:p>
                <draw:g>
                  <svg:desc>'Práctica 3 - CUDA'.J34:'Práctica 3 - CUDA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0846366430726714">
                <text:p>0.0846366430726714</text:p>
              </table:table-cell>
              <table:table-cell office:value-type="float" office:value="0.0971249545367614">
                <text:p>0.0971249545367614</text:p>
              </table:table-cell>
              <table:table-cell office:value-type="float" office:value="0.186975935524088">
                <text:p>0.186975935524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0970909590857993">
                <text:p>0.0970909590857993</text:p>
              </table:table-cell>
              <table:table-cell office:value-type="float" office:value="0.118470803352787">
                <text:p>0.118470803352787</text:p>
              </table:table-cell>
              <table:table-cell office:value-type="float" office:value="0.281420942400284">
                <text:p>0.281420942400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0.0973976874823543">
                <text:p>0.0973976874823543</text:p>
              </table:table-cell>
              <table:table-cell office:value-type="float" office:value="0.12641131265926">
                <text:p>0.12641131265926</text:p>
              </table:table-cell>
              <table:table-cell office:value-type="float" office:value="0.325811802769417">
                <text:p>0.325811802769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952925245232278">
                <text:p>0.0952925245232278</text:p>
              </table:table-cell>
              <table:table-cell office:value-type="float" office:value="0.125657917319816">
                <text:p>0.125657917319816</text:p>
              </table:table-cell>
              <table:table-cell office:value-type="float" office:value="0.318477314966656">
                <text:p>0.318477314966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0.104203483749562">
                <text:p>0.104203483749562</text:p>
              </table:table-cell>
              <table:table-cell office:value-type="float" office:value="0.147766606230427">
                <text:p>0.147766606230427</text:p>
              </table:table-cell>
              <table:table-cell office:value-type="float" office:value="0.507165151555247">
                <text:p>0.5071651515552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